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Tabla1" style:family="table">
      <style:table-properties style:width="15.926cm" fo:margin-left="0.018cm" fo:margin-top="0cm" fo:margin-bottom="0cm" fo:break-before="auto" fo:break-after="auto" table:align="left" style:writing-mode="page"/>
    </style:style>
    <style:style style:name="Tabla1.A" style:family="table-column">
      <style:table-column-properties style:column-width="3.981cm"/>
    </style:style>
    <style:style style:name="Tabla1.1" style:family="table-row">
      <style:table-row-properties fo:keep-together="auto"/>
    </style:style>
    <style:style style:name="Tabla1.A1" style:family="table-cell">
      <style:table-cell-properties style:vertical-align="" fo:background-color="transparent" fo:padding="0.176cm" fo:border="1pt solid #000000">
        <style:background-image/>
      </style:table-cell-properties>
    </style:style>
    <style:style style:name="Tabla2" style:family="table">
      <style:table-properties style:width="15.926cm" fo:margin-left="0.018cm" fo:margin-top="0cm" fo:margin-bottom="0cm" table:align="left" style:writing-mode="page"/>
    </style:style>
    <style:style style:name="Tabla2.A" style:family="table-column">
      <style:table-column-properties style:column-width="3.981cm"/>
    </style:style>
    <style:style style:name="Tabla2.1" style:family="table-row">
      <style:table-row-properties fo:keep-together="auto"/>
    </style:style>
    <style:style style:name="Tabla2.A1" style:family="table-cell">
      <style:table-cell-properties style:vertical-align="" fo:background-color="transparent" fo:padding="0.176cm" fo:border="1pt solid #000000">
        <style:background-image/>
      </style:table-cell-properties>
    </style:style>
    <style:style style:name="P1" style:family="paragraph" style:parent-style-name="normal">
      <style:text-properties fo:font-size="12pt" style:text-underline-style="solid" style:text-underline-width="auto" style:text-underline-color="font-color" fo:font-weight="bold" style:font-size-asian="12pt" style:font-weight-asian="bold" style:font-size-complex="12pt"/>
    </style:style>
    <style:style style:name="P2" style:family="paragraph" style:parent-style-name="normal">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3" style:family="paragraph" style:parent-style-name="normal">
      <style:text-properties fo:font-size="12pt" fo:font-weight="bold" style:font-size-asian="12pt" style:font-weight-asian="bold" style:font-size-complex="12pt"/>
    </style:style>
    <style:style style:name="P4" style:family="paragraph" style:parent-style-name="normal">
      <style:paragraph-properties fo:text-align="center" style:justify-single-word="false"/>
      <style:text-properties fo:font-size="12pt" fo:font-weight="bold" style:font-size-asian="12pt" style:font-weight-asian="bold" style:font-size-complex="12pt"/>
    </style:style>
    <style:style style:name="P5" style:family="paragraph" style:parent-style-name="normal">
      <style:text-properties fo:font-size="12pt" style:font-size-asian="12pt" style:font-size-complex="12pt"/>
    </style:style>
    <style:style style:name="P6" style:family="paragraph" style:parent-style-name="normal">
      <style:paragraph-properties fo:line-height="100%" fo:orphans="0" fo:widows="0"/>
      <style:text-properties fo:font-size="12pt" style:font-size-asian="12pt" style:font-size-complex="12pt"/>
    </style:style>
    <style:style style:name="P7"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text-properties fo:font-size="12pt" style:font-size-asian="12pt" style:font-size-complex="12pt"/>
    </style:style>
    <style:style style:name="P8" style:family="paragraph" style:parent-style-name="normal">
      <style:paragraph-properties fo:line-height="100%"/>
      <style:text-properties fo:font-size="12pt" style:font-size-asian="12pt" style:font-size-complex="12pt"/>
    </style:style>
    <style:style style:name="P9" style:family="paragraph" style:parent-style-name="normal">
      <style:paragraph-properties fo:line-height="100%" fo:text-align="center" style:justify-single-word="false"/>
      <style:text-properties fo:font-size="12pt" style:font-size-asian="12pt" style:font-size-complex="12pt"/>
    </style:style>
    <style:style style:name="P10" style:family="paragraph" style:parent-style-name="normal">
      <style:paragraph-properties fo:line-height="100%" fo:text-align="center" style:justify-single-word="false" fo:orphans="0" fo:widows="0"/>
      <style:text-properties fo:font-size="12pt" style:font-size-asian="12pt" style:font-size-complex="12pt"/>
    </style:style>
    <style:style style:name="P11" style:family="paragraph" style:parent-style-name="normal">
      <style:text-properties fo:font-size="12pt" officeooo:paragraph-rsid="000d2e53" style:font-size-asian="12pt" style:font-size-complex="12pt"/>
    </style:style>
    <style:style style:name="P12" style:family="paragraph" style:parent-style-name="normal">
      <style:text-properties fo:font-size="12pt" officeooo:paragraph-rsid="000de411" style:font-size-asian="12pt" style:font-size-complex="12pt"/>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style:text-properties fo:font-size="16pt" fo:font-weight="bold" style:font-size-asian="16pt" style:font-weight-asian="bold" style:font-size-complex="16pt"/>
    </style:style>
    <style:style style:name="P15" style:family="paragraph" style:parent-style-name="normal">
      <style:text-properties style:font-name="Courier New" fo:font-size="10pt" style:font-name-asian="Courier New1" style:font-size-asian="10pt" style:font-name-complex="Courier New1" style:font-size-complex="10pt"/>
    </style:style>
    <style:style style:name="P16" style:family="paragraph" style:parent-style-name="normal">
      <style:paragraph-properties fo:margin-left="6.35cm" fo:text-indent="1.27cm" style:auto-text-indent="false"/>
      <style:text-properties style:font-name="Courier New" fo:font-size="10pt" style:font-name-asian="Courier New1" style:font-size-asian="10pt" style:font-name-complex="Courier New1" style:font-size-complex="10pt"/>
    </style:style>
    <style:style style:name="P17" style:family="paragraph" style:parent-style-name="normal">
      <style:paragraph-properties fo:margin-left="5.08cm" fo:text-indent="1.27cm" style:auto-text-indent="false"/>
      <style:text-properties style:font-name="Courier New" fo:font-size="10pt" style:font-name-asian="Courier New1" style:font-size-asian="10pt" style:font-name-complex="Courier New1" style:font-size-complex="10pt"/>
    </style:style>
    <style:style style:name="P18" style:family="paragraph" style:parent-style-name="normal">
      <style:paragraph-properties fo:margin-left="6.35cm" fo:text-indent="0cm" style:auto-text-indent="false"/>
      <style:text-properties style:font-name="Courier New" fo:font-size="10pt" style:font-name-asian="Courier New1" style:font-size-asian="10pt" style:font-name-complex="Courier New1" style:font-size-complex="10pt"/>
    </style:style>
    <style:style style:name="P19" style:family="paragraph" style:parent-style-name="normal">
      <style:paragraph-properties fo:margin-left="7.62cm" fo:text-indent="0cm" style:auto-text-indent="false"/>
      <style:text-properties style:font-name="Courier New" fo:font-size="10pt" style:font-name-asian="Courier New1" style:font-size-asian="10pt" style:font-name-complex="Courier New1" style:font-size-complex="10pt"/>
    </style:style>
    <style:style style:name="P20" style:family="paragraph" style:parent-style-name="normal">
      <style:paragraph-properties fo:margin-left="0cm" fo:text-indent="0cm" style:auto-text-indent="false"/>
      <style:text-properties style:font-name="Courier New" fo:font-size="10pt" style:font-name-asian="Courier New1" style:font-size-asian="10pt" style:font-name-complex="Courier New1" style:font-size-complex="10pt"/>
    </style:style>
    <style:style style:name="P21" style:family="paragraph" style:parent-style-name="normal">
      <style:text-properties style:font-name="Courier New" fo:font-size="12pt" fo:font-weight="bold" style:font-name-asian="Courier New1" style:font-size-asian="12pt" style:font-weight-asian="bold" style:font-name-complex="Courier New1" style:font-size-complex="12pt"/>
    </style:style>
    <style:style style:name="P22" style:family="paragraph" style:parent-style-name="normal">
      <style:paragraph-properties fo:margin-left="6.35cm" fo:text-indent="1.27cm" style:auto-text-indent="false"/>
    </style:style>
    <style:style style:name="P23" style:family="paragraph" style:parent-style-name="normal">
      <style:paragraph-properties fo:margin-left="5.08cm" fo:text-indent="1.27cm" style:auto-text-indent="false"/>
    </style:style>
    <style:style style:name="P24" style:family="paragraph" style:parent-style-name="normal">
      <style:paragraph-properties fo:margin-left="2.54cm" fo:text-indent="1.27cm" style:auto-text-indent="false"/>
    </style:style>
    <style:style style:name="P25" style:family="paragraph" style:parent-style-name="normal">
      <style:paragraph-properties fo:margin-left="3.81cm" fo:text-indent="1.27cm" style:auto-text-indent="false"/>
    </style:style>
    <style:style style:name="P26" style:family="paragraph" style:parent-style-name="normal">
      <style:paragraph-properties fo:margin-left="6.35cm" fo:text-indent="0cm" style:auto-text-indent="false"/>
    </style:style>
    <style:style style:name="P27" style:family="paragraph" style:parent-style-name="normal">
      <style:paragraph-properties fo:margin-left="7.62cm" fo:text-indent="0cm" style:auto-text-indent="false"/>
    </style:style>
    <style:style style:name="P28" style:family="paragraph" style:parent-style-name="normal">
      <style:paragraph-properties fo:margin-left="0cm" fo:text-indent="0cm" style:auto-text-indent="false"/>
    </style:style>
    <style:style style:name="P29" style:family="paragraph" style:parent-style-name="normal">
      <style:paragraph-properties fo:margin-left="3.81cm" fo:text-indent="0cm" style:auto-text-indent="false"/>
    </style:style>
    <style:style style:name="P30" style:family="paragraph" style:parent-style-name="normal">
      <style:text-properties fo:color="#ff0000" loext:opacity="100%" fo:font-size="12pt" fo:font-weight="bold" style:font-size-asian="12pt" style:font-weight-asian="bold" style:font-size-complex="12pt"/>
    </style:style>
    <style:style style:name="P3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join-border="false"/>
    </style:style>
    <style:style style:name="P32" style:family="paragraph" style:parent-style-name="normal">
      <style:paragraph-properties fo:line-height="100%" fo:orphans="0" fo:widows="0"/>
    </style:style>
    <style:style style:name="P33" style:family="paragraph" style:parent-style-name="normal">
      <style:paragraph-properties fo:line-height="100%"/>
    </style:style>
    <style:style style:name="P34" style:family="paragraph" style:parent-style-name="normal">
      <style:paragraph-properties fo:line-height="100%" fo:text-align="center" style:justify-single-word="false"/>
    </style:style>
    <style:style style:name="P35" style:family="paragraph" style:parent-style-name="normal">
      <style:paragraph-properties fo:line-height="100%" fo:text-align="center" style:justify-single-word="false" fo:orphans="0" fo:widows="0"/>
    </style:style>
    <style:style style:name="P36" style:family="paragraph" style:parent-style-name="normal"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font-style="italic" style:font-size-asian="12pt" style:font-style-asian="italic" style:font-size-complex="12pt"/>
    </style:style>
    <style:style style:name="T5" style:family="text">
      <style:text-properties fo:font-size="16pt" style:text-underline-style="solid" style:text-underline-width="auto" style:text-underline-color="font-color" fo:font-weight="bold" style:font-size-asian="16pt" style:font-weight-asian="bold" style:font-size-complex="16pt"/>
    </style:style>
    <style:style style:name="T6" style:family="text">
      <style:text-properties fo:font-size="16pt" fo:font-weight="bold" style:font-size-asian="16pt" style:font-weight-asian="bold" style:font-size-complex="16pt"/>
    </style:style>
    <style:style style:name="T7" style:family="text">
      <style:text-properties style:font-name="Courier New" fo:font-size="10pt" style:font-name-asian="Courier New1" style:font-size-asian="10pt" style:font-name-complex="Courier New1" style:font-size-complex="10pt"/>
    </style:style>
    <style:style style:name="T8" style:family="text">
      <style:text-properties style:font-name="Courier New" fo:font-size="10pt" fo:font-weight="bold" style:font-name-asian="Courier New1" style:font-size-asian="10pt" style:font-weight-asian="bold" style:font-name-complex="Courier New1" style:font-size-complex="10pt"/>
    </style:style>
    <style:style style:name="T9" style:family="text">
      <style:text-properties style:font-name="Courier New" fo:font-size="12pt" fo:font-weight="bold" style:font-name-asian="Courier New1" style:font-size-asian="12pt" style:font-weight-asian="bold" style:font-name-complex="Courier New1" style:font-size-complex="12pt"/>
    </style:style>
    <style:style style:name="T10" style:family="text">
      <style:text-properties fo:color="#ff0000" loext:opacity="100%" fo:font-size="12pt" fo:font-weight="bold" style:font-size-asian="12pt" style:font-weight-asian="bold" style:font-size-complex="12pt"/>
    </style:style>
    <style:style style:name="T1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loext:marker-style-name="T2"><text:span text:style-name="T1">Asignatura:</text:span><text:span text:style-name="T2"> Procesadores de lenguajes</text:span></text:p>
      <text:p text:style-name="normal" loext:marker-style-name="T2"><text:span text:style-name="T1">Grupo de prácticas:</text:span><text:span text:style-name="T2"> A3</text:span></text:p>
      <text:p text:style-name="normal" loext:marker-style-name="T2"><text:span text:style-name="T1">Equipo: </text:span><text:span text:style-name="T2">7 (Lenguaje BBAAC)</text:span></text:p>
      <text:p text:style-name="normal" loext:marker-style-name="T2"><text:span text:style-name="T1">Integrantes del grupo:</text:span><text:span text:style-name="T2"> Marta Benítez Hernández, Mohammed Lahssaini Nouijah, Marina Ruiz Palomino, y Santiago Salazar Cano</text:span></text:p>
      <text:p text:style-name="P1" loext:marker-style-name="T3"/>
      <text:p text:style-name="P1" loext:marker-style-name="T3"/>
      <text:p text:style-name="P1" loext:marker-style-name="T3"/>
      <text:p text:style-name="P13" loext:marker-style-name="T5"><text:span text:style-name="T5">PRÁCTICA 1: DISEÑO DEL LENGUAJE</text:span><text:span text:style-name="T5"/></text:p>
      <text:p text:style-name="P14" loext:marker-style-name="T6"/>
      <text:p text:style-name="normal" loext:marker-style-name="T1"><text:span text:style-name="T1">1. Introducción, breve descripción del lenguaje asignado. </text:span><text:span text:style-name="T1"/></text:p>
      <text:p text:style-name="P3" loext:marker-style-name="T1"/>
      <text:p text:style-name="normal" loext:marker-style-name="T2"><text:span text:style-name="T2">El lenguaje asignado es BBAAC, cuyas siglas hacen referencia a un lenguaje cuya sintaxis está inspirada en el lenguaje de programación C, en el que sus palabras reservadas están en inglés, que posee las listas como estructura de datos considerada como tipo elemental, que además tiene como subprogramas a las funciones y que tiene como estructura de control adicional a la orden repeat-until.</text:span><text:span text:style-name="T2"/></text:p>
      <text:p text:style-name="P3" loext:marker-style-name="T1"/>
      <text:p text:style-name="normal" loext:marker-style-name="T1"><text:span text:style-name="T1">2. Descripción formal de la sintaxis del lenguaje usando BNF. </text:span><text:span text:style-name="T1"/></text:p>
      <text:p text:style-name="P3" loext:marker-style-name="T1"/>
      <text:p text:style-name="normal" loext:marker-style-name="T7"><text:span text:style-name="T7">&lt; Programa &gt; <text:tab/><text:tab/><text:tab/>::= <text:tab/>&lt; Cabecera_programa &gt; &lt; bloque &gt;</text:span><text:span text:style-name="T7"/></text:p>
      <text:p text:style-name="P15" loext:marker-style-name="T7"/>
      <text:p text:style-name="normal" loext:marker-style-name="T7"><text:span text:style-name="T7">&lt; bloque &gt; <text:tab/><text:tab/><text:tab/><text:tab/>::= <text:tab/>&lt; Inicio de bloque &gt;</text:span><text:span text:style-name="T7"/></text:p>
      <text:p text:style-name="P22" loext:marker-style-name="T7"><text:span text:style-name="T7">&lt; Declar_de_variables_locales &gt;</text:span><text:span text:style-name="T7"/></text:p>
      <text:p text:style-name="normal" loext:marker-style-name="T7"><text:span text:style-name="T8"><text:tab/><text:tab/><text:tab/><text:tab/><text:tab/><text:tab/></text:span><text:span text:style-name="T7">&lt; Declar_de_subprogs &gt;</text:span></text:p>
      <text:p text:style-name="P22" loext:marker-style-name="T7"><text:span text:style-name="T7">&lt; Sentencias &gt;</text:span><text:span text:style-name="T7"/></text:p>
      <text:p text:style-name="P22" loext:marker-style-name="T7"><text:span text:style-name="T7">&lt; Fin_de_bloque &gt;</text:span><text:span text:style-name="T7"/></text:p>
      <text:p text:style-name="P16" loext:marker-style-name="T7"/>
      <text:p text:style-name="normal" loext:marker-style-name="T7"><text:span text:style-name="T7">&lt; Declar_de_subprogs &gt; <text:tab/><text:tab/>::= <text:tab/>&lt; Declar_de_subprogs &gt; </text:span><text:span text:style-name="T7"/></text:p>
      <text:p text:style-name="P22" loext:marker-style-name="T7"><text:span text:style-name="T7">&lt; Declar_subprog &gt; <text:tab/><text:tab/><text:tab/></text:span><text:span text:style-name="T7"/></text:p>
      <text:p text:style-name="P26" loext:marker-style-name="T7"><text:span text:style-name="T7">|<text:tab/></text:span><text:span text:style-name="T7"/></text:p>
      <text:p text:style-name="P18" loext:marker-style-name="T7"/>
      <text:p text:style-name="normal" loext:marker-style-name="T7"><text:span text:style-name="T7">&lt; Declar_subprog &gt; <text:tab/><text:tab/>::= <text:tab/>&lt; Cabecera_subprograma &gt; </text:span><text:span text:style-name="T7"/></text:p>
      <text:p text:style-name="P27" loext:marker-style-name="T7"><text:span text:style-name="T7">&lt; bloque &gt;</text:span><text:span text:style-name="T7"/></text:p>
      <text:p text:style-name="P19" loext:marker-style-name="T7"/>
      <text:p text:style-name="normal" loext:marker-style-name="T7"><text:span text:style-name="T7">&lt; Declar_de_variables_locales &gt;::= <text:tab/>&lt; Variables_locales &gt;</text:span><text:span text:style-name="T7"/></text:p>
      <text:p text:style-name="P26" loext:marker-style-name="T7"><text:span text:style-name="T7">|</text:span><text:span text:style-name="T7"/></text:p>
      <text:p text:style-name="P18" loext:marker-style-name="T7"/>
      <text:p text:style-name="normal" loext:marker-style-name="T7"><text:span text:style-name="T7">&lt; Cabecera_programa &gt; <text:tab/><text:tab/>::= <text:s text:c="2"/>“program” &lt;identificador&gt;</text:span><text:span text:style-name="T7"/></text:p>
      <text:p text:style-name="normal" loext:marker-style-name="T7"><text:span text:style-name="T7">&lt; Inicio_de_bloque &gt; <text:tab/><text:tab/>::= <text:tab/>“{“</text:span><text:span text:style-name="T7"/></text:p>
      <text:p text:style-name="normal" loext:marker-style-name="T7"><text:span text:style-name="T7">&lt; Fin_de_bloque &gt; <text:tab/><text:tab/><text:tab/>::= <text:tab/>“}”</text:span><text:span text:style-name="T7"/></text:p>
      <text:p text:style-name="P15" loext:marker-style-name="T7"/>
      <text:p text:style-name="P28" loext:marker-style-name="T7"><text:span text:style-name="T7">&lt; Variables_locales &gt; <text:tab/><text:tab/>::= <text:tab/>&lt; Variables_locales &gt; </text:span><text:span text:style-name="T7"/></text:p>
      <text:p text:style-name="P22" loext:marker-style-name="T7"><text:span text:style-name="T7">&lt; Cuerpo_declar_variables &gt;</text:span><text:span text:style-name="T7"/></text:p>
      <text:p text:style-name="P26" loext:marker-style-name="T7"><text:span text:style-name="T7">|<text:tab/>&lt; Cuerpo_declar_variables &gt;</text:span><text:span text:style-name="T7"/></text:p>
      <text:p text:style-name="P18" loext:marker-style-name="T7"/>
      <text:p text:style-name="P28" loext:marker-style-name="T7"><text:span text:style-name="T7">&lt; Cuerpo_declar_variables &gt; <text:s text:c="2"/>::= <text:tab/>&lt; tipo_dato &gt; &lt; identificador &gt; ";" </text:span><text:span text:style-name="T7"/></text:p>
      <text:p text:style-name="P20" loext:marker-style-name="T7"/>
      <text:p text:style-name="P28" loext:marker-style-name="T7"><text:soft-page-break/><text:span text:style-name="T7">&lt; Cabecera_subprog &gt;<text:tab/><text:tab/>::= <text:s/><text:tab/>&lt; tipo_dato &gt; &lt; identificador &gt; "(" </text:span><text:span text:style-name="T7"/></text:p>
      <text:p text:style-name="P27" loext:marker-style-name="T7"><text:span text:style-name="T7">&lt; Parametros &gt; ")" </text:span><text:span text:style-name="T7"/></text:p>
      <text:p text:style-name="P19" loext:marker-style-name="T7"/>
      <text:p text:style-name="P28" loext:marker-style-name="T7"><text:span text:style-name="T7">&lt; Parametros &gt; <text:tab/><text:tab/><text:tab/>::= <text:s text:c="2"/>&lt; Parametros &gt; "," &lt; Parametro &gt; </text:span><text:span text:style-name="T7"/></text:p>
      <text:p text:style-name="P23" loext:marker-style-name="T7"><text:span text:style-name="T7">| <text:s text:c="4"/>&lt; Parametro &gt; </text:span><text:span text:style-name="T7"/></text:p>
      <text:p text:style-name="P23" loext:marker-style-name="T7"><text:span text:style-name="T7">| <text:s/></text:span><text:span text:style-name="T7"/></text:p>
      <text:p text:style-name="P17" loext:marker-style-name="T7"/>
      <text:p text:style-name="P28" loext:marker-style-name="T7"><text:span text:style-name="T7">&lt; Parametro &gt; <text:tab/><text:tab/><text:tab/>::= <text:s text:c="2"/>&lt; tipo_dato &gt; &lt; identificador &gt;</text:span><text:span text:style-name="T7"/></text:p>
      <text:p text:style-name="P20" loext:marker-style-name="T7"/>
      <text:p text:style-name="P28" loext:marker-style-name="T7"><text:span text:style-name="T7">&lt; Sentencias &gt; <text:tab/><text:tab/><text:tab/>::= <text:tab/>&lt; Sentencias &gt; &lt; Sentencia &gt;</text:span><text:span text:style-name="T7"/></text:p>
      <text:p text:style-name="P26" loext:marker-style-name="T7"><text:span text:style-name="T7">| <text:tab/>&lt; Sentencia &gt;</text:span><text:span text:style-name="T7"/></text:p>
      <text:p text:style-name="P18" loext:marker-style-name="T7"/>
      <text:p text:style-name="normal" loext:marker-style-name="T7"><text:span text:style-name="T7">&lt; Sentencia &gt; <text:tab/><text:tab/><text:tab/>::= <text:tab/>&lt; bloque &gt;</text:span><text:span text:style-name="T7"/></text:p>
      <text:p text:style-name="P26" loext:marker-style-name="T7"><text:span text:style-name="T7">|<text:tab/>&lt; sentencia_asignacion &gt;</text:span><text:span text:style-name="T7"/></text:p>
      <text:p text:style-name="P26" loext:marker-style-name="T7"><text:span text:style-name="T7">|<text:tab/>&lt; sentencia_if &gt;</text:span><text:span text:style-name="T7"/></text:p>
      <text:p text:style-name="P26" loext:marker-style-name="T7"><text:span text:style-name="T7">|<text:tab/>&lt; sentencia_while &gt;</text:span><text:span text:style-name="T7"/></text:p>
      <text:p text:style-name="P26" loext:marker-style-name="T7"><text:span text:style-name="T7">|<text:tab/>&lt; sentencia_entrada &gt;</text:span><text:span text:style-name="T7"/></text:p>
      <text:p text:style-name="P26" loext:marker-style-name="T7"><text:span text:style-name="T7">|<text:tab/>&lt; sentencia_salida &gt;</text:span><text:span text:style-name="T7"/></text:p>
      <text:p text:style-name="P26" loext:marker-style-name="T7"><text:span text:style-name="T7">|<text:tab/>&lt; sentencia_return &gt; </text:span><text:span text:style-name="T7"/></text:p>
      <text:p text:style-name="P26" loext:marker-style-name="T7"><text:span text:style-name="T7">| <text:tab/>&lt; sentencia_repeat_until &gt;</text:span><text:span text:style-name="T7"/></text:p>
      <text:p text:style-name="P26" loext:marker-style-name="T7"><text:span text:style-name="T7">| <text:tab/>&lt; sentencia_mover_lista&gt;</text:span><text:span text:style-name="T7"/></text:p>
      <text:p text:style-name="P26" loext:marker-style-name="T7"><text:span text:style-name="T7">| <text:tab/>&lt; sentencia_comenzar_lista &gt;</text:span><text:span text:style-name="T7"/></text:p>
      <text:p text:style-name="P26" loext:marker-style-name="T7"><text:span text:style-name="T7">|<text:tab/>&lt; sentencia_lista_añadir_en&gt;</text:span><text:span text:style-name="T7"/></text:p>
      <text:p text:style-name="P18" loext:marker-style-name="T7"/>
      <text:p text:style-name="P28" loext:marker-style-name="T7"><text:span text:style-name="T7">&lt; llamada_subprog &gt; <text:tab/><text:tab/>::= <text:s text:c="2"/>&lt; identificador &gt; "(" <text:tab/><text:tab/><text:tab/><text:tab/><text:tab/><text:tab/><text:tab/><text:tab/><text:tab/>&lt; lista_expresiones_o_cadena &gt; ")" “;”</text:span><text:span text:style-name="T7"/></text:p>
      <text:p text:style-name="P15" loext:marker-style-name="T7"/>
      <text:p text:style-name="normal" loext:marker-style-name="T7"><text:span text:style-name="T7">&lt; sentencia_asignacion &gt;<text:tab/><text:tab/>::= <text:tab/>&lt; identificador &gt; “=” &lt;expresion&gt; ”;”</text:span><text:span text:style-name="T7"/></text:p>
      <text:p text:style-name="P26" loext:marker-style-name="T7"><text:span text:style-name="T7">|<text:tab/>&lt; identificador &gt; “=” “[” </text:span><text:span text:style-name="T7"/></text:p>
      <text:p text:style-name="P22" loext:marker-style-name="T7"><text:span text:style-name="T7">&lt;lista_expresiones_o_cadena &gt; “]” ”;”</text:span><text:span text:style-name="T7"/></text:p>
      <text:p text:style-name="P15" loext:marker-style-name="T7"/>
      <text:p text:style-name="P28" loext:marker-style-name="T7"><text:span text:style-name="T7">&lt; sentencia_if &gt; <text:tab/><text:tab/><text:tab/>::= <text:tab/>"if" "(" &lt; expresion &gt; ")" &lt; bloque &gt; <text:s text:c="8"/></text:span><text:span text:style-name="T7"/></text:p>
      <text:p text:style-name="P28" loext:marker-style-name="T7"><text:span text:style-name="T7"><text:s text:c="25"/><text:tab/><text:tab/>&lt; sentencia_else &gt;</text:span><text:span text:style-name="T7"/></text:p>
      <text:p text:style-name="P18" loext:marker-style-name="T7"/>
      <text:p text:style-name="normal" loext:marker-style-name="T7"><text:span text:style-name="T7">&lt; sentencia_else &gt;<text:tab/><text:tab/><text:tab/>::= <text:tab/>"else" &lt; bloque &gt; </text:span><text:span text:style-name="T7"/></text:p>
      <text:p text:style-name="normal" loext:marker-style-name="T7"><text:span text:style-name="T7"><text:tab/><text:tab/><text:tab/><text:tab/><text:tab/>|</text:span><text:span text:style-name="T7"/></text:p>
      <text:p text:style-name="P15" loext:marker-style-name="T7"/>
      <text:p text:style-name="normal" loext:marker-style-name="T7"><text:span text:style-name="T7">&lt; sentencia_while &gt;<text:tab/><text:tab/>::= <text:tab/>"while" "(" &lt; expresion &gt; ")" </text:span><text:span text:style-name="T7"/></text:p>
      <text:p text:style-name="P22" loext:marker-style-name="T7"><text:span text:style-name="T7">&lt; bloque &gt;</text:span><text:span text:style-name="T7"/></text:p>
      <text:p text:style-name="P15" loext:marker-style-name="T7"/>
      <text:p text:style-name="normal" loext:marker-style-name="T7"><text:span text:style-name="T7">&lt; sentencia_entrada &gt;<text:tab/><text:tab/>::= <text:tab/>“scanf” “(“ &lt; lista_variables &gt; “)” “;”</text:span><text:span text:style-name="T7"/></text:p>
      <text:p text:style-name="P15" loext:marker-style-name="T7"/>
      <text:p text:style-name="normal" loext:marker-style-name="T7"><text:span text:style-name="T7">&lt; sentencia_salida &gt; <text:tab/><text:tab/>::= <text:tab/>“printf" “(” </text:span><text:span text:style-name="T7"/></text:p>
      <text:p text:style-name="P22" loext:marker-style-name="T7"><text:span text:style-name="T7">&lt; lista_expresiones_o_cadena &gt; “)” “;”</text:span><text:span text:style-name="T7"/></text:p>
      <text:p text:style-name="P15" loext:marker-style-name="T7"/>
      <text:p text:style-name="P28" loext:marker-style-name="T7"><text:span text:style-name="T7">&lt; sentencia_return &gt; <text:tab/><text:tab/>::= <text:tab/>“return” &lt; expresion &gt; “;”</text:span><text:span text:style-name="T7"/></text:p>
      <text:p text:style-name="P15" loext:marker-style-name="T7"/>
      <text:p text:style-name="normal" loext:marker-style-name="T7"><text:span text:style-name="T7">&lt; sentencia_repeat_until &gt;<text:tab/>::= <text:tab/>“repeat” &lt; bloque &gt; “until” “(“ </text:span><text:span text:style-name="T7"/></text:p>
      <text:p text:style-name="P22" loext:marker-style-name="T7"><text:span text:style-name="T7">&lt; expresion &gt; “)” “;”</text:span><text:span text:style-name="T7"/></text:p>
      <text:p text:style-name="P15" loext:marker-style-name="T7"/>
      <text:p text:style-name="normal" loext:marker-style-name="T7"><text:span text:style-name="T7">&lt; sentencia_mover_lista&gt;<text:tab/><text:tab/>::= <text:tab/>&lt; identificador &gt; <text:s/>&lt;op_unario_der&gt; <text:s/>“;”</text:span><text:span text:style-name="T7"/></text:p>
      <text:p text:style-name="P15" loext:marker-style-name="T7"><text:soft-page-break/></text:p>
      <text:p text:style-name="normal" loext:marker-style-name="T7"><text:span text:style-name="T7">&lt; sentencia_comenzar_lista &gt;<text:tab/>::= <text:tab/>&lt;op_unario_izq&gt; &lt; identificador &gt; “;”</text:span><text:span text:style-name="T7"/></text:p>
      <text:p text:style-name="P15" loext:marker-style-name="T7"/>
      <text:p text:style-name="normal" loext:marker-style-name="T7"><text:span text:style-name="T7">&lt; sentencia_lista_añadir_en&gt;<text:tab/>::= <text:tab/>&lt; identificador &gt; “@” </text:span><text:span text:style-name="T7"/></text:p>
      <text:p text:style-name="P22" loext:marker-style-name="T7"><text:span text:style-name="T7">&lt; expresion &gt; “++” &lt; expresion &gt;;</text:span><text:span text:style-name="T7"/></text:p>
      <text:p text:style-name="P16" loext:marker-style-name="T7"/>
      <text:p text:style-name="normal" loext:marker-style-name="T7"><text:span text:style-name="T7">&lt; lista_variables &gt; <text:tab/><text:tab/>::= <text:tab/>&lt; identificador &gt; </text:span><text:span text:style-name="T7"/></text:p>
      <text:p text:style-name="P26" loext:marker-style-name="T7"><text:span text:style-name="T7">| <text:tab/>&lt; lista_variables &gt; ","</text:span><text:span text:style-name="T7"/></text:p>
      <text:p text:style-name="P26" loext:marker-style-name="T7"><text:span text:style-name="T7"><text:s/><text:tab/>&lt; identificador &gt;</text:span><text:span text:style-name="T7"/></text:p>
      <text:p text:style-name="P18" loext:marker-style-name="T7"/>
      <text:p text:style-name="P28" loext:marker-style-name="T7"><text:span text:style-name="T7">&lt; lista_expresiones_o_cadena &gt;::= <text:tab/>&lt; expresion &gt; </text:span><text:span text:style-name="T7"/></text:p>
      <text:p text:style-name="P26" loext:marker-style-name="T7"><text:span text:style-name="T7">| <text:tab/>&lt; lista_expresiones_o_cadena &gt; "," </text:span><text:span text:style-name="T7"/></text:p>
      <text:p text:style-name="P22" loext:marker-style-name="T7"><text:span text:style-name="T7">&lt; expresion &gt; </text:span><text:span text:style-name="T7"/></text:p>
      <text:p text:style-name="P15" loext:marker-style-name="T7"/>
      <text:p text:style-name="normal" loext:marker-style-name="T7"><text:span text:style-name="T7">&lt; expresion &gt; <text:tab/><text:tab/><text:tab/>::= <text:tab/>“(” &lt; expresion &gt; “)”</text:span><text:span text:style-name="T7"/></text:p>
      <text:p text:style-name="P23" loext:marker-style-name="T7"><text:span text:style-name="T7">|<text:tab/>&lt; op_unario_izq &gt; &lt; expresion &gt;</text:span><text:span text:style-name="T7"/></text:p>
      <text:p text:style-name="P23" loext:marker-style-name="T7"><text:span text:style-name="T7">|<text:tab/>&lt; expresion &gt; &lt; op_unario_der &gt;</text:span><text:span text:style-name="T7"/></text:p>
      <text:p text:style-name="P26" loext:marker-style-name="T7"><text:span text:style-name="T7">|<text:tab/>&lt; expresion &gt; &lt; op_binario &gt; </text:span><text:span text:style-name="T7"/></text:p>
      <text:p text:style-name="P22" loext:marker-style-name="T7"><text:span text:style-name="T7">&lt; expresion &gt;</text:span><text:span text:style-name="T7"/></text:p>
      <text:p text:style-name="P26" loext:marker-style-name="T7"><text:span text:style-name="T7">|<text:tab/>&lt; identificador &gt;</text:span><text:span text:style-name="T7"/></text:p>
      <text:p text:style-name="P26" loext:marker-style-name="T7"><text:span text:style-name="T7">|<text:tab/>&lt; constante &gt;</text:span><text:span text:style-name="T7"/></text:p>
      <text:p text:style-name="P26" loext:marker-style-name="T7"><text:span text:style-name="T7">|<text:tab/>&lt; llamada_subprog&gt;</text:span><text:span text:style-name="T7"/></text:p>
      <text:p text:style-name="P18" loext:marker-style-name="T7"/>
      <text:p text:style-name="P28" loext:marker-style-name="T7"><text:span text:style-name="T7">&lt; tipo_dato &gt; <text:tab/><text:tab/><text:tab/>::= <text:tab/>"int" </text:span><text:span text:style-name="T7"/></text:p>
      <text:p text:style-name="P23" loext:marker-style-name="T7"><text:span text:style-name="T7">| <text:tab/>"float" </text:span><text:span text:style-name="T7"/></text:p>
      <text:p text:style-name="P26" loext:marker-style-name="T7"><text:span text:style-name="T7">| <text:tab/>"char" </text:span><text:span text:style-name="T7"/></text:p>
      <text:p text:style-name="P26" loext:marker-style-name="T7"><text:span text:style-name="T7">| <text:tab/>"bool"</text:span><text:span text:style-name="T7"/></text:p>
      <text:p text:style-name="P26" loext:marker-style-name="T7"><text:span text:style-name="T7">| <text:tab/>"list" “&lt;” &lt; tipo_dato &gt; ”&gt;”</text:span><text:span text:style-name="T7"/></text:p>
      <text:p text:style-name="P28" loext:marker-style-name="T7"><text:span text:style-name="T7"><text:s/></text:span><text:span text:style-name="T7"/></text:p>
      <text:p text:style-name="P28" loext:marker-style-name="T7"><text:span text:style-name="T7">&lt; identificador &gt; <text:tab/><text:tab/><text:tab/>::= <text:tab/>[a-zA-Z_][a-zA-Z0-9_]*</text:span><text:span text:style-name="T7"/></text:p>
      <text:p text:style-name="P28" loext:marker-style-name="T7"><text:span text:style-name="T7"><text:s/></text:span><text:span text:style-name="T7"/></text:p>
      <text:p text:style-name="P28" loext:marker-style-name="T7"><text:span text:style-name="T7">&lt; constante &gt; <text:tab/><text:tab/><text:tab/>::= <text:tab/>&lt; numero &gt; </text:span><text:span text:style-name="T7"/></text:p>
      <text:p text:style-name="P23" loext:marker-style-name="T7"><text:span text:style-name="T7">| <text:tab/>&lt; cadena &gt; </text:span><text:span text:style-name="T7"/></text:p>
      <text:p text:style-name="P23" loext:marker-style-name="T7"><text:span text:style-name="T7">| <text:tab/>&lt; boolean_value &gt;</text:span><text:span text:style-name="T7"/></text:p>
      <text:p text:style-name="P17" loext:marker-style-name="T7"/>
      <text:p text:style-name="P28" loext:marker-style-name="T7"><text:span text:style-name="T7">&lt; numero &gt;<text:tab/><text:tab/><text:tab/><text:tab/>::= <text:tab/>&lt;numero_int&gt;</text:span><text:span text:style-name="T7"/></text:p>
      <text:p text:style-name="P28" loext:marker-style-name="T7"><text:span text:style-name="T7"><text:tab/><text:tab/><text:tab/><text:tab/><text:tab/>|<text:tab/>&lt;numero_float&gt;</text:span><text:span text:style-name="T7"/></text:p>
      <text:p text:style-name="P20" loext:marker-style-name="T7"/>
      <text:p text:style-name="P28" loext:marker-style-name="T7"><text:span text:style-name="T7">&lt; numero_int &gt; <text:tab/><text:tab/><text:tab/>::= <text:tab/>[0-9]+</text:span><text:span text:style-name="T7"/></text:p>
      <text:p text:style-name="P28" loext:marker-style-name="T7"><text:span text:style-name="T7"><text:s/></text:span><text:span text:style-name="T7"/></text:p>
      <text:p text:style-name="P28" loext:marker-style-name="T7"><text:span text:style-name="T7">&lt; numero_float &gt;<text:tab/><text:tab/><text:tab/>::=<text:tab/>&lt; numero_int &gt; “.” &lt; numero_int &gt;”f”</text:span><text:span text:style-name="T7"/></text:p>
      <text:p text:style-name="P20" loext:marker-style-name="T7"/>
      <text:p text:style-name="P28" loext:marker-style-name="T7"><text:span text:style-name="T7">&lt; cadena &gt; <text:tab/><text:tab/><text:tab/><text:tab/>::= <text:tab/>“””([a-zA-Z0-9_])+”””</text:span><text:span text:style-name="T7"/></text:p>
      <text:p text:style-name="P28" loext:marker-style-name="T7"><text:span text:style-name="T7"><text:s/></text:span><text:span text:style-name="T7"/></text:p>
      <text:p text:style-name="P28" loext:marker-style-name="T7"><text:span text:style-name="T7">&lt; boolean_value &gt;<text:tab/><text:tab/><text:tab/>::= <text:tab/>“TRUE”</text:span><text:span text:style-name="T7"/></text:p>
      <text:p text:style-name="P28" loext:marker-style-name="T7"><text:span text:style-name="T7"><text:tab/><text:tab/><text:tab/><text:tab/><text:tab/>|<text:tab/>“FALSE”<text:tab/><text:tab/><text:tab/></text:span><text:span text:style-name="T7"/></text:p>
      <text:p text:style-name="P20" loext:marker-style-name="T7"/>
      <text:p text:style-name="P28" loext:marker-style-name="T7"><text:span text:style-name="T7">&lt; op_unario_izq &gt; <text:tab/><text:tab/><text:tab/>::= <text:tab/>"++" </text:span><text:span text:style-name="T7"/></text:p>
      <text:p text:style-name="P28" loext:marker-style-name="T7"><text:span text:style-name="T7"><text:tab/><text:tab/><text:tab/><text:tab/><text:tab/>|<text:tab/>“--”</text:span><text:span text:style-name="T7"/></text:p>
      <text:p text:style-name="P28" loext:marker-style-name="T7"><text:span text:style-name="T7"><text:tab/><text:tab/><text:tab/><text:tab/><text:tab/>|<text:tab/>“-”</text:span><text:span text:style-name="T7"/></text:p>
      <text:p text:style-name="P23" loext:marker-style-name="T7"><text:span text:style-name="T7">| <text:s text:c="2"/><text:tab/>"!"</text:span><text:span text:style-name="T7"/></text:p>
      <text:p text:style-name="P23" loext:marker-style-name="T7"><text:span text:style-name="T7">|<text:tab/>“#”</text:span><text:span text:style-name="T7"/></text:p>
      <text:p text:style-name="P23" loext:marker-style-name="T7"><text:span text:style-name="T7">|<text:tab/>“?”</text:span><text:span text:style-name="T7"/></text:p>
      <text:p text:style-name="P23" loext:marker-style-name="T7"><text:soft-page-break/><text:span text:style-name="T7">|<text:tab/>“$”</text:span><text:span text:style-name="T7"/></text:p>
      <text:p text:style-name="P15" loext:marker-style-name="T7"/>
      <text:p text:style-name="normal" loext:marker-style-name="T7"><text:span text:style-name="T7">&lt; op_unario_der &gt; <text:tab/><text:tab/><text:tab/>::= <text:tab/>"++"</text:span><text:span text:style-name="T7"/></text:p>
      <text:p text:style-name="P23" loext:marker-style-name="T7"><text:span text:style-name="T7">|<text:tab/>“--” </text:span><text:span text:style-name="T7"/></text:p>
      <text:p text:style-name="P23" loext:marker-style-name="T7"><text:span text:style-name="T7">|<text:tab/>“&gt;&gt;”</text:span><text:span text:style-name="T7"/></text:p>
      <text:p text:style-name="P23" loext:marker-style-name="T7"><text:span text:style-name="T7">|<text:tab/>“&lt;&lt;”</text:span><text:span text:style-name="T7"/></text:p>
      <text:p text:style-name="P20" loext:marker-style-name="T7"/>
      <text:p text:style-name="P28" loext:marker-style-name="T7"><text:span text:style-name="T7">&lt; op_binario &gt; <text:tab/><text:tab/><text:tab/>::= <text:tab/>"+" </text:span><text:span text:style-name="T7"/></text:p>
      <text:p text:style-name="P26" loext:marker-style-name="T7"><text:span text:style-name="T7">| <text:tab/>"-" </text:span><text:span text:style-name="T7"/></text:p>
      <text:p text:style-name="P26" loext:marker-style-name="T7"><text:span text:style-name="T7">| <text:tab/>"*" </text:span><text:span text:style-name="T7"/></text:p>
      <text:p text:style-name="P26" loext:marker-style-name="T7"><text:span text:style-name="T7">| <text:tab/>"/" </text:span><text:span text:style-name="T7"/></text:p>
      <text:p text:style-name="P26" loext:marker-style-name="T7"><text:span text:style-name="T7">| <text:tab/>"&amp;&amp;" </text:span><text:span text:style-name="T7"/></text:p>
      <text:p text:style-name="P26" loext:marker-style-name="T7"><text:span text:style-name="T7">| <text:tab/>"||" </text:span><text:span text:style-name="T7"/></text:p>
      <text:p text:style-name="P26" loext:marker-style-name="T7"><text:span text:style-name="T7">| <text:tab/>"==" </text:span><text:span text:style-name="T7"/></text:p>
      <text:p text:style-name="P26" loext:marker-style-name="T7"><text:span text:style-name="T7">| <text:tab/>"!=" </text:span><text:span text:style-name="T7"/></text:p>
      <text:p text:style-name="P26" loext:marker-style-name="T7"><text:span text:style-name="T7">| <text:tab/>"&lt;" </text:span><text:span text:style-name="T7"/></text:p>
      <text:p text:style-name="P26" loext:marker-style-name="T7"><text:span text:style-name="T7">| <text:tab/>"&gt;" </text:span><text:span text:style-name="T7"/></text:p>
      <text:p text:style-name="P26" loext:marker-style-name="T7"><text:span text:style-name="T7">| <text:tab/>"&lt;=" </text:span><text:span text:style-name="T7"/></text:p>
      <text:p text:style-name="P26" loext:marker-style-name="T7"><text:span text:style-name="T7">| <text:tab/>"&gt;="</text:span><text:span text:style-name="T7"/></text:p>
      <text:p text:style-name="P26" loext:marker-style-name="T7"><text:span text:style-name="T7">|<text:tab/>“^”</text:span><text:span text:style-name="T7"/></text:p>
      <text:p text:style-name="P26" loext:marker-style-name="T7"><text:span text:style-name="T7">|<text:tab/>“--”</text:span><text:span text:style-name="T7"/></text:p>
      <text:p text:style-name="P26" loext:marker-style-name="T7"><text:span text:style-name="T7">|<text:tab/>“%”</text:span><text:span text:style-name="T7"/></text:p>
      <text:p text:style-name="P26" loext:marker-style-name="T7"><text:span text:style-name="T7">|<text:tab/>“**”</text:span><text:span text:style-name="T7"/></text:p>
      <text:p text:style-name="P26" loext:marker-style-name="T7"><text:span text:style-name="T7">|<text:tab/>“@”</text:span><text:span text:style-name="T7"/></text:p>
      <text:p text:style-name="P3" loext:marker-style-name="T1"/>
      <text:p text:style-name="P3" loext:marker-style-name="T1"/>
      <text:p text:style-name="P3" loext:marker-style-name="T1"/>
      <text:p text:style-name="P3" loext:marker-style-name="T1"/>
      <text:p text:style-name="normal" loext:marker-style-name="T1"><text:span text:style-name="T1">3. Definición de la semántica en lenguaje natural. </text:span><text:span text:style-name="T1"/></text:p>
      <text:p text:style-name="P30" loext:marker-style-name="T10"/>
      <text:p text:style-name="normal" loext:marker-style-name="T2"><text:span text:style-name="T2">Para empezar declarando un programa, tenemos que introducir la palabra clave programa seguida de un identificador que puede ser una letra o más y números (el nombre del programa), tras ello incluimos las llaves { } para delimitar el bloque que hay en su interior, donde puede haber declaradas variables locales, subprogramas o sentencias.</text:span><text:span text:style-name="T2"/></text:p>
      <text:p text:style-name="P5" loext:marker-style-name="T2"/>
      <text:p text:style-name="normal" loext:marker-style-name="T2"><text:span text:style-name="T2">Dentro de las variables locales (que puede no haber) las declaramos indicando el tipo de dato, el identificador o nombre de la variable y terminamos añadiendo un punto y coma. Para los subprogramas tenemos su cabecera (formada por el tipo de dato de la función, un identificador o nombre, y sus parámetros, que pueden ser vacíos y que están formados por su tipo de dato y su identificador o nombre).</text:span><text:span text:style-name="T2"/></text:p>
      <text:p text:style-name="P5" loext:marker-style-name="T2"/>
      <text:p text:style-name="normal" loext:marker-style-name="T2"><text:span text:style-name="T2">Para las sentencias existen diversos tipos, como puede ser un bloque, la asignación (formada por un elemento a la izquierda, un igual y otro elemento a la derecha), la sentencia condicional if (formada por la palabra if que evalúa una expresión y ejecuta el bloque en caso de ser verdadera o ejecuta el bloque opcional del else, en caso de no serla), la sentencia while (formada por la palabra while que mientras exista una condición se ejecutará el bloque indicado), la sentencia de entrada </text:span><text:soft-page-break/><text:span text:style-name="T2">(consistente en la palabra scanf seguida de la lista de variables separadas por comas), la sentencia de salida (consiste en la palabra printf junto a la lista de variables), la sentencia de retorno (encargada de devolver una expresión utilizando la palabra return) y la sentencia repeat until (encargada de repetir el bloque tras la palabra repeat tantas veces como venga determinado por la expresión tras la palabra until).</text:span><text:span text:style-name="T2"/></text:p>
      <text:p text:style-name="P5" loext:marker-style-name="T2"/>
      <text:p text:style-name="normal" loext:marker-style-name="T2"><text:span text:style-name="T2">Existen otras cosas esenciales, como las expresiones que pueden ser identificadores, constantes (formadas por números o cadenas), llamadas de subprogramas o operadores unarios o binarios utilizados adecuadamente; tipos de dato, que como su nombre indica, nos dicen de qué tipo va a ser el identificador a su continuación.</text:span><text:span text:style-name="T2"/></text:p>
      <text:p text:style-name="P5" loext:marker-style-name="T2"/>
      <text:p text:style-name="P3" loext:marker-style-name="T1"/>
      <text:p text:style-name="normal" loext:marker-style-name="T1"><text:span text:style-name="T1">4. Identificación de los tokens con el máximo nivel de abstracción. </text:span><text:span text:style-name="T1"/></text:p>
      <text:p text:style-name="P5" loext:marker-style-name="T2"/>
      <table:table table:name="Tabla1" table:style-name="Tabla1">
        <table:table-column table:style-name="Tabla1.A" table:number-columns-repeated="4"/>
        <table:table-row table:style-name="Tabla1.1">
          <table:table-cell table:style-name="Tabla1.A1" office:value-type="string">
            <text:p text:style-name="P31" loext:marker-style-name="T2"><text:span text:style-name="T2">Token</text:span><text:span text:style-name="T2"/></text:p>
          </table:table-cell>
          <table:table-cell table:style-name="Tabla1.A1" office:value-type="string">
            <text:p text:style-name="P31" loext:marker-style-name="T2"><text:span text:style-name="T2">Atributos</text:span><text:span text:style-name="T2"/></text:p>
          </table:table-cell>
          <table:table-cell table:style-name="Tabla1.A1" office:value-type="string">
            <text:p text:style-name="P31" loext:marker-style-name="T2"><text:span text:style-name="T2">Patrón</text:span><text:span text:style-name="T2"/></text:p>
          </table:table-cell>
          <table:table-cell table:style-name="Tabla1.A1" office:value-type="string">
            <text:p text:style-name="P31" loext:marker-style-name="T2"><text:span text:style-name="T2">Identificador</text:span><text:span text:style-name="T2"/></text:p>
          </table:table-cell>
        </table:table-row>
        <table:table-row table:style-name="Tabla1.1">
          <table:table-cell table:style-name="Tabla1.A1" office:value-type="string">
            <text:p text:style-name="P31" loext:marker-style-name="T2"><text:span text:style-name="T2">INPUT</text:span><text:span text:style-name="T2"/></text:p>
          </table:table-cell>
          <table:table-cell table:style-name="Tabla1.A1" office:value-type="string">
            <text:p text:style-name="P6" loext:marker-style-name="T2"/>
          </table:table-cell>
          <table:table-cell table:style-name="Tabla1.A1" office:value-type="string">
            <text:p text:style-name="P31" loext:marker-style-name="T2"><text:span text:style-name="T2">(“scanf”)</text:span><text:span text:style-name="T2"/></text:p>
          </table:table-cell>
          <table:table-cell table:style-name="Tabla1.A1" office:value-type="string">
            <text:p text:style-name="P31" loext:marker-style-name="T2"><text:span text:style-name="T2">257</text:span><text:span text:style-name="T2"/></text:p>
          </table:table-cell>
        </table:table-row>
        <table:table-row table:style-name="Tabla1.1">
          <table:table-cell table:style-name="Tabla1.A1" office:value-type="string">
            <text:p text:style-name="P31" loext:marker-style-name="T2"><text:span text:style-name="T2">OUTPUT</text:span><text:span text:style-name="T2"/></text:p>
          </table:table-cell>
          <table:table-cell table:style-name="Tabla1.A1" office:value-type="string">
            <text:p text:style-name="P6" loext:marker-style-name="T2"/>
          </table:table-cell>
          <table:table-cell table:style-name="Tabla1.A1" office:value-type="string">
            <text:p text:style-name="P31" loext:marker-style-name="T2"><text:span text:style-name="T2">(“printf”)</text:span><text:span text:style-name="T2"/></text:p>
          </table:table-cell>
          <table:table-cell table:style-name="Tabla1.A1" office:value-type="string">
            <text:p text:style-name="P31" loext:marker-style-name="T2"><text:span text:style-name="T2">258</text:span><text:span text:style-name="T2"/></text:p>
          </table:table-cell>
        </table:table-row>
        <table:table-row table:style-name="Tabla1.1">
          <table:table-cell table:style-name="Tabla1.A1" office:value-type="string">
            <text:p text:style-name="P31" loext:marker-style-name="T2"><text:span text:style-name="T2">REPEAT</text:span><text:span text:style-name="T2"/></text:p>
          </table:table-cell>
          <table:table-cell table:style-name="Tabla1.A1" office:value-type="string">
            <text:p text:style-name="P6" loext:marker-style-name="T2"/>
          </table:table-cell>
          <table:table-cell table:style-name="Tabla1.A1" office:value-type="string">
            <text:p text:style-name="P31" loext:marker-style-name="T2"><text:span text:style-name="T2">(“repeat”)</text:span><text:span text:style-name="T2"/></text:p>
          </table:table-cell>
          <table:table-cell table:style-name="Tabla1.A1" office:value-type="string">
            <text:p text:style-name="P31" loext:marker-style-name="T2"><text:span text:style-name="T2">259</text:span><text:span text:style-name="T2"/></text:p>
          </table:table-cell>
        </table:table-row>
        <table:table-row table:style-name="Tabla1.1">
          <table:table-cell table:style-name="Tabla1.A1" office:value-type="string">
            <text:p text:style-name="P31" loext:marker-style-name="T2"><text:span text:style-name="T2">UNTIL</text:span><text:span text:style-name="T2"/></text:p>
          </table:table-cell>
          <table:table-cell table:style-name="Tabla1.A1" office:value-type="string">
            <text:p text:style-name="P6" loext:marker-style-name="T2"/>
          </table:table-cell>
          <table:table-cell table:style-name="Tabla1.A1" office:value-type="string">
            <text:p text:style-name="P31" loext:marker-style-name="T2"><text:span text:style-name="T2">(“until”)</text:span><text:span text:style-name="T2"/></text:p>
          </table:table-cell>
          <table:table-cell table:style-name="Tabla1.A1" office:value-type="string">
            <text:p text:style-name="P31" loext:marker-style-name="T2"><text:span text:style-name="T2">260</text:span><text:span text:style-name="T2"/></text:p>
          </table:table-cell>
        </table:table-row>
        <table:table-row table:style-name="Tabla1.1">
          <table:table-cell table:style-name="Tabla1.A1" office:value-type="string">
            <text:p text:style-name="P31" loext:marker-style-name="T2"><text:span text:style-name="T2">PROGRAM</text:span><text:span text:style-name="T2"/></text:p>
          </table:table-cell>
          <table:table-cell table:style-name="Tabla1.A1" office:value-type="string">
            <text:p text:style-name="P6" loext:marker-style-name="T2"/>
          </table:table-cell>
          <table:table-cell table:style-name="Tabla1.A1" office:value-type="string">
            <text:p text:style-name="P31" loext:marker-style-name="T2"><text:span text:style-name="T2">(“program”)</text:span><text:span text:style-name="T2"/></text:p>
          </table:table-cell>
          <table:table-cell table:style-name="Tabla1.A1" office:value-type="string">
            <text:p text:style-name="P31" loext:marker-style-name="T2"><text:span text:style-name="T2">261</text:span><text:span text:style-name="T2"/></text:p>
          </table:table-cell>
        </table:table-row>
        <table:table-row table:style-name="Tabla1.1">
          <table:table-cell table:style-name="Tabla1.A1" office:value-type="string">
            <text:p text:style-name="P32" loext:marker-style-name="T2"><text:span text:style-name="T2">WHILE</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while”)</text:span><text:span text:style-name="T2"/></text:p>
          </table:table-cell>
          <table:table-cell table:style-name="Tabla1.A1" office:value-type="string">
            <text:p text:style-name="P31" loext:marker-style-name="T2"><text:span text:style-name="T2">262</text:span><text:span text:style-name="T2"/></text:p>
          </table:table-cell>
        </table:table-row>
        <table:table-row table:style-name="Tabla1.1">
          <table:table-cell table:style-name="Tabla1.A1" office:value-type="string">
            <text:p text:style-name="P31" loext:marker-style-name="T2"><text:span text:style-name="T2">IF</text:span><text:span text:style-name="T2"/></text:p>
          </table:table-cell>
          <table:table-cell table:style-name="Tabla1.A1" office:value-type="string">
            <text:p text:style-name="P7" loext:marker-style-name="T2"/>
          </table:table-cell>
          <table:table-cell table:style-name="Tabla1.A1" office:value-type="string">
            <text:p text:style-name="P32" loext:marker-style-name="T2"><text:span text:style-name="T2">(”if”)</text:span><text:span text:style-name="T2"/></text:p>
          </table:table-cell>
          <table:table-cell table:style-name="Tabla1.A1" office:value-type="string">
            <text:p text:style-name="P31" loext:marker-style-name="T2"><text:span text:style-name="T2">263</text:span><text:span text:style-name="T2"/></text:p>
          </table:table-cell>
        </table:table-row>
        <table:table-row table:style-name="Tabla1.1">
          <table:table-cell table:style-name="Tabla1.A1" office:value-type="string">
            <text:p text:style-name="P31" loext:marker-style-name="T2"><text:span text:style-name="T2">ELSE</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else”)</text:span><text:span text:style-name="T2"/></text:p>
          </table:table-cell>
          <table:table-cell table:style-name="Tabla1.A1" office:value-type="string">
            <text:p text:style-name="P31" loext:marker-style-name="T2"><text:span text:style-name="T2">264</text:span><text:span text:style-name="T2"/></text:p>
          </table:table-cell>
        </table:table-row>
        <table:table-row table:style-name="Tabla1.1">
          <table:table-cell table:style-name="Tabla1.A1" office:value-type="string">
            <text:p text:style-name="P31" loext:marker-style-name="T2"><text:span text:style-name="T2">RETURN</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return”)</text:span><text:span text:style-name="T2"/></text:p>
          </table:table-cell>
          <table:table-cell table:style-name="Tabla1.A1" office:value-type="string">
            <text:p text:style-name="P31" loext:marker-style-name="T2"><text:span text:style-name="T2">265</text:span><text:span text:style-name="T2"/></text:p>
          </table:table-cell>
        </table:table-row>
        <table:table-row table:style-name="Tabla1.1">
          <table:table-cell table:style-name="Tabla1.A1" office:value-type="string">
            <text:p text:style-name="P31" loext:marker-style-name="T2"><text:span text:style-name="T2">BOOL_VALUE</text:span><text:span text:style-name="T2"/></text:p>
          </table:table-cell>
          <table:table-cell table:style-name="Tabla1.A1" office:value-type="string">
            <text:p text:style-name="P32" loext:marker-style-name="T2"><text:span text:style-name="T2">0: TRUE, 1: FALSE</text:span><text:span text:style-name="T2"/></text:p>
          </table:table-cell>
          <table:table-cell table:style-name="Tabla1.A1" office:value-type="string">
            <text:p text:style-name="P32" loext:marker-style-name="T2"><text:span text:style-name="T2">(“TRUE” | “FALSE”)</text:span><text:span text:style-name="T2"/></text:p>
          </table:table-cell>
          <table:table-cell table:style-name="Tabla1.A1" office:value-type="string">
            <text:p text:style-name="P31" loext:marker-style-name="T2"><text:span text:style-name="T2">266</text:span><text:span text:style-name="T2"/></text:p>
          </table:table-cell>
        </table:table-row>
        <table:table-row table:style-name="Tabla1.1">
          <table:table-cell table:style-name="Tabla1.A1" office:value-type="string">
            <text:p text:style-name="P31" loext:marker-style-name="T2"><text:span text:style-name="T2">PYC</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67</text:span><text:span text:style-name="T2"/></text:p>
          </table:table-cell>
        </table:table-row>
        <table:table-row table:style-name="Tabla1.1">
          <table:table-cell table:style-name="Tabla1.A1" office:value-type="string">
            <text:p text:style-name="P32" loext:marker-style-name="T2"><text:span text:style-name="T2">COMA</text:span><text:span text:style-name="T2"/></text:p>
          </table:table-cell>
          <table:table-cell table:style-name="Tabla1.A1" office:value-type="string">
            <text:p text:style-name="P7" loext:marker-style-name="T2"/>
          </table:table-cell>
          <table:table-cell table:style-name="Tabla1.A1" office:value-type="string">
            <text:p text:style-name="P32" loext:marker-style-name="T2"><text:span text:style-name="T2">“,”</text:span><text:span text:style-name="T2"/></text:p>
          </table:table-cell>
          <table:table-cell table:style-name="Tabla1.A1" office:value-type="string">
            <text:p text:style-name="P31" loext:marker-style-name="T2"><text:span text:style-name="T2">268</text:span><text:span text:style-name="T2"/></text:p>
          </table:table-cell>
        </table:table-row>
        <table:table-row table:style-name="Tabla1.1">
          <table:table-cell table:style-name="Tabla1.A1" office:value-type="string">
            <text:p text:style-name="P32" loext:marker-style-name="T2"><text:span text:style-name="T2">PUNTO</text:span><text:span text:style-name="T2"/></text:p>
          </table:table-cell>
          <table:table-cell table:style-name="Tabla1.A1" office:value-type="string">
            <text:p text:style-name="P7" loext:marker-style-name="T2"/>
          </table:table-cell>
          <table:table-cell table:style-name="Tabla1.A1" office:value-type="string">
            <text:p text:style-name="P32" loext:marker-style-name="T2"><text:span text:style-name="T2">“</text:span><text:span text:style-name="T7">.</text:span><text:span text:style-name="T2">”</text:span></text:p>
          </table:table-cell>
          <table:table-cell table:style-name="Tabla1.A1" office:value-type="string">
            <text:p text:style-name="P31" loext:marker-style-name="T2"><text:span text:style-name="T2">269</text:span><text:span text:style-name="T2"/></text:p>
          </table:table-cell>
        </table:table-row>
        <table:table-row table:style-name="Tabla1.1">
          <table:table-cell table:style-name="Tabla1.A1" office:value-type="string">
            <text:p text:style-name="P32" loext:marker-style-name="T2"><text:span text:style-name="T2">COMILLA</text:span><text:span text:style-name="T2"/></text:p>
          </table:table-cell>
          <table:table-cell table:style-name="Tabla1.A1" office:value-type="string">
            <text:p text:style-name="P7" loext:marker-style-name="T2"/>
          </table:table-cell>
          <table:table-cell table:style-name="Tabla1.A1" office:value-type="string">
            <text:p text:style-name="P32" loext:marker-style-name="T2"><text:span text:style-name="T2">“ ” ”</text:span><text:span text:style-name="T2"/></text:p>
          </table:table-cell>
          <table:table-cell table:style-name="Tabla1.A1" office:value-type="string">
            <text:p text:style-name="P31" loext:marker-style-name="T2"><text:span text:style-name="T2">270</text:span><text:span text:style-name="T2"/></text:p>
          </table:table-cell>
        </table:table-row>
        <table:table-row table:style-name="Tabla1.1">
          <table:table-cell table:style-name="Tabla1.A1" office:value-type="string">
            <text:p text:style-name="P32" loext:marker-style-name="T2"><text:span text:style-name="T2">OP_ASIGNACION</text:span><text:span text:style-name="T2"/></text:p>
          </table:table-cell>
          <table:table-cell table:style-name="Tabla1.A1" office:value-type="string">
            <text:p text:style-name="P7" loext:marker-style-name="T2"/>
          </table:table-cell>
          <table:table-cell table:style-name="Tabla1.A1" office:value-type="string">
            <text:p text:style-name="P32" loext:marker-style-name="T2"><text:span text:style-name="T2">“=”</text:span><text:span text:style-name="T2"/></text:p>
          </table:table-cell>
          <table:table-cell table:style-name="Tabla1.A1" office:value-type="string">
            <text:p text:style-name="P31" loext:marker-style-name="T2"><text:span text:style-name="T2">271</text:span><text:span text:style-name="T2"/></text:p>
          </table:table-cell>
        </table:table-row>
        <table:table-row table:style-name="Tabla1.1">
          <table:table-cell table:style-name="Tabla1.A1" office:value-type="string">
            <text:p text:style-name="P32" loext:marker-style-name="T2"><text:span text:style-name="T2">OP_LISTA</text:span><text:span text:style-name="T2"/></text:p>
          </table:table-cell>
          <table:table-cell table:style-name="Tabla1.A1" office:value-type="string">
            <text:p text:style-name="P32" loext:marker-style-name="T2"><text:span text:style-name="T2">0: &gt;&gt;, 1: &lt;&lt;</text:span><text:span text:style-name="T2"/></text:p>
          </table:table-cell>
          <table:table-cell table:style-name="Tabla1.A1" office:value-type="string">
            <text:p text:style-name="P32" loext:marker-style-name="T2"><text:span text:style-name="T2">(“&gt;&gt;” | “&lt;&lt;”)</text:span><text:span text:style-name="T2"/></text:p>
          </table:table-cell>
          <table:table-cell table:style-name="Tabla1.A1" office:value-type="string">
            <text:p text:style-name="P31" loext:marker-style-name="T2"><text:span text:style-name="T2">272</text:span><text:span text:style-name="T2"/></text:p>
          </table:table-cell>
        </table:table-row>
        <text:soft-page-break/>
        <table:table-row table:style-name="Tabla1.1">
          <table:table-cell table:style-name="Tabla1.A1" office:value-type="string">
            <text:p text:style-name="P31" loext:marker-style-name="T2"><text:span text:style-name="T2">OP_DECREMNT</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73</text:span><text:span text:style-name="T2"/></text:p>
          </table:table-cell>
        </table:table-row>
        <table:table-row table:style-name="Tabla1.1">
          <table:table-cell table:style-name="Tabla1.A1" office:value-type="string">
            <text:p text:style-name="P31" loext:marker-style-name="T2"><text:span text:style-name="T2">OP_INCREMNT</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74</text:span><text:span text:style-name="T2"/></text:p>
          </table:table-cell>
        </table:table-row>
        <table:table-row table:style-name="Tabla1.1">
          <table:table-cell table:style-name="Tabla1.A1" office:value-type="string">
            <text:p text:style-name="P31" loext:marker-style-name="T2"><text:span text:style-name="T2">OP_ACCESO</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75</text:span><text:span text:style-name="T2"/></text:p>
          </table:table-cell>
        </table:table-row>
        <table:table-row table:style-name="Tabla1.1">
          <table:table-cell table:style-name="Tabla1.A1" office:value-type="string">
            <text:p text:style-name="P32" loext:marker-style-name="T2"><text:span text:style-name="T2">OP1</text:span><text:span text:style-name="T2"/></text:p>
          </table:table-cell>
          <table:table-cell table:style-name="Tabla1.A1" office:value-type="string">
            <text:p text:style-name="P6" loext:marker-style-name="T2"/>
          </table:table-cell>
          <table:table-cell table:style-name="Tabla1.A1" office:value-type="string">
            <text:p text:style-name="P32" loext:marker-style-name="T2"><text:span text:style-name="T2">(“-”)</text:span><text:span text:style-name="T2"/></text:p>
          </table:table-cell>
          <table:table-cell table:style-name="Tabla1.A1" office:value-type="string">
            <text:p text:style-name="P31" loext:marker-style-name="T2"><text:span text:style-name="T2">276</text:span><text:span text:style-name="T2"/></text:p>
          </table:table-cell>
        </table:table-row>
        <table:table-row table:style-name="Tabla1.1">
          <table:table-cell table:style-name="Tabla1.A1" office:value-type="string">
            <text:p text:style-name="P32" loext:marker-style-name="T2"><text:span text:style-name="T2">OP2</text:span><text:span text:style-name="T2"/></text:p>
          </table:table-cell>
          <table:table-cell table:style-name="Tabla1.A1" office:value-type="string">
            <text:p text:style-name="P32" loext:marker-style-name="T2"><text:span text:style-name="T2">0: !, 1: ?, 2: #, 3: $</text:span><text:span text:style-name="T2"/></text:p>
          </table:table-cell>
          <table:table-cell table:style-name="Tabla1.A1" office:value-type="string">
            <text:p text:style-name="P32" loext:marker-style-name="T2"><text:span text:style-name="T2">(“!” | ”?” | “#” | “$”)</text:span><text:span text:style-name="T2"/></text:p>
          </table:table-cell>
          <table:table-cell table:style-name="Tabla1.A1" office:value-type="string">
            <text:p text:style-name="P31" loext:marker-style-name="T2"><text:span text:style-name="T2">277</text:span><text:span text:style-name="T2"/></text:p>
          </table:table-cell>
        </table:table-row>
        <table:table-row table:style-name="Tabla1.1">
          <table:table-cell table:style-name="Tabla1.A1" office:value-type="string">
            <text:p text:style-name="P31" loext:marker-style-name="T2"><text:span text:style-name="T2">OP3</text:span><text:span text:style-name="T2"/></text:p>
          </table:table-cell>
          <table:table-cell table:style-name="Tabla1.A1" office:value-type="string">
            <text:p text:style-name="P32" loext:marker-style-name="T2"><text:span text:style-name="T2">0: +, 1: *, 2: /, 3: &amp;&amp;, 4: ||, 5: ==, 6: !=, 7: &lt;, 8: &gt;, 9: &lt;=, 10: &gt;=; 11: **;12: %, 13: ^;</text:span><text:span text:style-name="T2"/></text:p>
          </table:table-cell>
          <table:table-cell table:style-name="Tabla1.A1" office:value-type="string">
            <text:p text:style-name="P32" loext:marker-style-name="T2"><text:span text:style-name="T2">("+" | "*</text:span><text:span text:style-name="T4">" | "/" | "&amp;&amp;" | "||" | "==" | "!=" | "&lt;" | "&gt;" | "&lt;=" | "&gt;=" | “</text:span><text:span text:style-name="T2"> ** ” | “ %” | “^” )</text:span></text:p>
          </table:table-cell>
          <table:table-cell table:style-name="Tabla1.A1" office:value-type="string">
            <text:p text:style-name="P31" loext:marker-style-name="T2"><text:span text:style-name="T2">278</text:span><text:span text:style-name="T2"/></text:p>
          </table:table-cell>
        </table:table-row>
        <table:table-row table:style-name="Tabla1.1">
          <table:table-cell table:style-name="Tabla1.A1" office:value-type="string">
            <text:p text:style-name="P31" loext:marker-style-name="T2"><text:span text:style-name="T2">PAR_IZQ</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79</text:span><text:span text:style-name="T2"/></text:p>
          </table:table-cell>
        </table:table-row>
        <table:table-row table:style-name="Tabla1.1">
          <table:table-cell table:style-name="Tabla1.A1" office:value-type="string">
            <text:p text:style-name="P31" loext:marker-style-name="T2"><text:span text:style-name="T2">PAR_DER</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80</text:span><text:span text:style-name="T2"/></text:p>
          </table:table-cell>
        </table:table-row>
        <table:table-row table:style-name="Tabla1.1">
          <table:table-cell table:style-name="Tabla1.A1" office:value-type="string">
            <text:p text:style-name="P31" loext:marker-style-name="T2"><text:span text:style-name="T2">LLAVE_IZQ</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81</text:span><text:span text:style-name="T2"/></text:p>
          </table:table-cell>
        </table:table-row>
        <table:table-row table:style-name="Tabla1.1">
          <table:table-cell table:style-name="Tabla1.A1" office:value-type="string">
            <text:p text:style-name="P31" loext:marker-style-name="T2"><text:span text:style-name="T2">LLAVE_DER</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82</text:span><text:span text:style-name="T2"/></text:p>
          </table:table-cell>
        </table:table-row>
        <table:table-row table:style-name="Tabla1.1">
          <table:table-cell table:style-name="Tabla1.A1" office:value-type="string">
            <text:p text:style-name="P31" loext:marker-style-name="T2"><text:span text:style-name="T2">COR_IZQ</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83</text:span><text:span text:style-name="T2"/></text:p>
          </table:table-cell>
        </table:table-row>
        <table:table-row table:style-name="Tabla1.1">
          <table:table-cell table:style-name="Tabla1.A1" office:value-type="string">
            <text:p text:style-name="P31" loext:marker-style-name="T2"><text:span text:style-name="T2">COR_DER</text:span><text:span text:style-name="T2"/></text:p>
          </table:table-cell>
          <table:table-cell table:style-name="Tabla1.A1" office:value-type="string">
            <text:p text:style-name="P7" loext:marker-style-name="T2"/>
          </table:table-cell>
          <table:table-cell table:style-name="Tabla1.A1" office:value-type="string">
            <text:p text:style-name="P31" loext:marker-style-name="T2"><text:span text:style-name="T2">“]”</text:span><text:span text:style-name="T2"/></text:p>
          </table:table-cell>
          <table:table-cell table:style-name="Tabla1.A1" office:value-type="string">
            <text:p text:style-name="P31" loext:marker-style-name="T2"><text:span text:style-name="T2">284</text:span><text:span text:style-name="T2"/></text:p>
          </table:table-cell>
        </table:table-row>
        <table:table-row table:style-name="Tabla1.1">
          <table:table-cell table:style-name="Tabla1.A1" office:value-type="string">
            <text:p text:style-name="P31" loext:marker-style-name="T2"><text:span text:style-name="T2">TIPO_DATO</text:span><text:span text:style-name="T2"/></text:p>
          </table:table-cell>
          <table:table-cell table:style-name="Tabla1.A1" office:value-type="string">
            <text:p text:style-name="P32" loext:marker-style-name="T2"><text:span text:style-name="T2">0: int, 1: float, 2: char, 3: bool</text:span><text:span text:style-name="T2"/></text:p>
          </table:table-cell>
          <table:table-cell table:style-name="Tabla1.A1" office:value-type="string">
            <text:p text:style-name="P32" loext:marker-style-name="T2"><text:span text:style-name="T2">("int" | "float" | "char" | "bool")</text:span><text:span text:style-name="T2"/></text:p>
          </table:table-cell>
          <table:table-cell table:style-name="Tabla1.A1" office:value-type="string">
            <text:p text:style-name="P31" loext:marker-style-name="T2"><text:span text:style-name="T2">285</text:span><text:span text:style-name="T2"/></text:p>
          </table:table-cell>
        </table:table-row>
        <table:table-row table:style-name="Tabla1.1">
          <table:table-cell table:style-name="Tabla1.A1" office:value-type="string">
            <text:p text:style-name="P33" loext:marker-style-name="T2"><text:span text:style-name="T2">LISTA</text:span><text:span text:style-name="T2"/></text:p>
          </table:table-cell>
          <table:table-cell table:style-name="Tabla1.A1" office:value-type="string">
            <text:p text:style-name="P32" loext:marker-style-name="T2"><text:span text:style-name="T2">("list")</text:span><text:span text:style-name="T2"/></text:p>
          </table:table-cell>
          <table:table-cell table:style-name="Tabla1.A1" office:value-type="string">
            <text:p text:style-name="P32" loext:marker-style-name="T2"><text:span text:style-name="T2">286</text:span><text:span text:style-name="T2"/></text:p>
          </table:table-cell>
          <table:table-cell table:style-name="Tabla1.A1" office:value-type="string">
            <text:p text:style-name="P32" loext:marker-style-name="T2"><text:span text:style-name="T2">286</text:span><text:span text:style-name="T2"/></text:p>
          </table:table-cell>
        </table:table-row>
        <table:table-row table:style-name="Tabla1.1">
          <table:table-cell table:style-name="Tabla1.A1" office:value-type="string">
            <text:p text:style-name="P31" loext:marker-style-name="T2"><text:span text:style-name="T2">END_FLOAT</text:span><text:span text:style-name="T2"/></text:p>
          </table:table-cell>
          <table:table-cell table:style-name="Tabla1.A1" office:value-type="string">
            <text:p text:style-name="P6" loext:marker-style-name="T2"/>
          </table:table-cell>
          <table:table-cell table:style-name="Tabla1.A1" office:value-type="string">
            <text:p text:style-name="P32" loext:marker-style-name="T2"><text:span text:style-name="T2">(“f”)</text:span><text:span text:style-name="T2"/></text:p>
          </table:table-cell>
          <table:table-cell table:style-name="Tabla1.A1" office:value-type="string">
            <text:p text:style-name="P31" loext:marker-style-name="T2"><text:span text:style-name="T2">287</text:span><text:span text:style-name="T2"/></text:p>
          </table:table-cell>
        </table:table-row>
        <table:table-row table:style-name="Tabla1.1">
          <table:table-cell table:style-name="Tabla1.A1" office:value-type="string">
            <text:p text:style-name="P32" loext:marker-style-name="T2"><text:span text:style-name="T2">ID</text:span><text:span text:style-name="T2"/></text:p>
          </table:table-cell>
          <table:table-cell table:style-name="Tabla1.A1" office:value-type="string">
            <text:p text:style-name="P32" loext:marker-style-name="T2"><text:span text:style-name="T2">Lexema o dirección en la tabla de símbolos</text:span><text:span text:style-name="T2"/></text:p>
          </table:table-cell>
          <table:table-cell table:style-name="Tabla1.A1" office:value-type="string">
            <text:p text:style-name="P32" loext:marker-style-name="T2"><text:span text:style-name="T2">“[a-zA-Z_][a-zA-Z0-9_]*”</text:span><text:span text:style-name="T2"/></text:p>
          </table:table-cell>
          <table:table-cell table:style-name="Tabla1.A1" office:value-type="string">
            <text:p text:style-name="P32" loext:marker-style-name="T2"><text:span text:style-name="T2">288</text:span><text:span text:style-name="T2"/></text:p>
          </table:table-cell>
        </table:table-row>
        <table:table-row table:style-name="Tabla1.1">
          <table:table-cell table:style-name="Tabla1.A1" office:value-type="string">
            <text:p text:style-name="P31" loext:marker-style-name="T2"><text:span text:style-name="T2">NUMERO</text:span><text:span text:style-name="T2"/></text:p>
          </table:table-cell>
          <table:table-cell table:style-name="Tabla1.A1" office:value-type="string">
            <text:p text:style-name="P6" loext:marker-style-name="T2"/>
          </table:table-cell>
          <table:table-cell table:style-name="Tabla1.A1" office:value-type="string">
            <text:p text:style-name="P32" loext:marker-style-name="T2"><text:span text:style-name="T2">[0-9]+</text:span><text:span text:style-name="T2"/></text:p>
          </table:table-cell>
          <table:table-cell table:style-name="Tabla1.A1" office:value-type="string">
            <text:p text:style-name="P31" loext:marker-style-name="T2"><text:span text:style-name="T2">289</text:span><text:span text:style-name="T2"/></text:p>
          </table:table-cell>
        </table:table-row>
        <table:table-row table:style-name="Tabla1.1">
          <table:table-cell table:style-name="Tabla1.A1" office:value-type="string">
            <text:p text:style-name="P33" loext:marker-style-name="T2"><text:span text:style-name="T2">LETRA</text:span><text:span text:style-name="T2"/></text:p>
          </table:table-cell>
          <table:table-cell table:style-name="Tabla1.A1" office:value-type="string">
            <text:p text:style-name="P8" loext:marker-style-name="T2"/>
          </table:table-cell>
          <table:table-cell table:style-name="Tabla1.A1" office:value-type="string">
            <text:p text:style-name="P33" loext:marker-style-name="T2"><text:span text:style-name="T2">[a-zA-Z]</text:span><text:span text:style-name="T2"/></text:p>
          </table:table-cell>
          <table:table-cell table:style-name="Tabla1.A1" office:value-type="string">
            <text:p text:style-name="P33" loext:marker-style-name="T2"><text:span text:style-name="T2">290</text:span><text:span text:style-name="T2"/></text:p>
          </table:table-cell>
        </table:table-row>
        <table:table-row table:style-name="Tabla1.1">
          <table:table-cell table:style-name="Tabla1.A1" office:value-type="string">
            <text:p text:style-name="P31" loext:marker-style-name="T2"><text:span text:style-name="T2">CADENA</text:span><text:span text:style-name="T2"/></text:p>
          </table:table-cell>
          <table:table-cell table:style-name="Tabla1.A1" office:value-type="string">
            <text:p text:style-name="P6" loext:marker-style-name="T2"/>
          </table:table-cell>
          <table:table-cell table:style-name="Tabla1.A1" office:value-type="string">
            <text:p text:style-name="P32" loext:marker-style-name="T2"><text:span text:style-name="T2">[a-zA-Z0-9_]+</text:span><text:span text:style-name="T2"/></text:p>
          </table:table-cell>
          <table:table-cell table:style-name="Tabla1.A1" office:value-type="string">
            <text:p text:style-name="P31" loext:marker-style-name="T2"><text:span text:style-name="T2">291</text:span><text:span text:style-name="T2"/></text:p>
          </table:table-cell>
        </table:table-row>
      </table:table>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
      <text:p text:style-name="P5" loext:marker-style-name="T2"><text:soft-page-break/></text:p>
      <text:p text:style-name="P5" loext:marker-style-name="T2"/>
      <text:p text:style-name="P5" loext:marker-style-name="T2"/>
      <text:p text:style-name="P13" loext:marker-style-name="T5"><text:span text:style-name="T5">PRÁCTICA 2: ESPECIFICACIÓN E IMPLEMENTACIÓN DEL ANALIZADOR LÉXICO</text:span><text:span text:style-name="T5"/></text:p>
      <text:p text:style-name="P2" loext:marker-style-name="T3"/>
      <text:p text:style-name="normal" loext:marker-style-name="T1"><text:span text:style-name="T1">1. Confeccionar la tabla de tokens con el máximo nivel de abstracción para lenguaje diseñado en la práctica anterior con la información siguiente:</text:span><text:span text:style-name="T1"/></text:p>
      <text:p text:style-name="P3" loext:marker-style-name="T1"/>
      <text:p text:style-name="P4" loext:marker-style-name="T1"/>
      <table:table table:name="Tabla2" table:style-name="Tabla2">
        <table:table-column table:style-name="Tabla2.A" table:number-columns-repeated="4"/>
        <table:table-row table:style-name="Tabla2.1">
          <table:table-cell table:style-name="Tabla2.A1" office:value-type="string">
            <text:p text:style-name="P13" loext:marker-style-name="T1"><text:span text:style-name="T1">Nombre del token </text:span><text:span text:style-name="T1"/></text:p>
          </table:table-cell>
          <table:table-cell table:style-name="Tabla2.A1" office:value-type="string">
            <text:p text:style-name="P13" loext:marker-style-name="T1"><text:span text:style-name="T1">Expresión regular</text:span><text:span text:style-name="T1"/></text:p>
          </table:table-cell>
          <table:table-cell table:style-name="Tabla2.A1" office:value-type="string">
            <text:p text:style-name="P13" loext:marker-style-name="T1"><text:span text:style-name="T1">Código del token</text:span><text:span text:style-name="T1"/></text:p>
          </table:table-cell>
          <table:table-cell table:style-name="Tabla2.A1" office:value-type="string">
            <text:p text:style-name="P13" loext:marker-style-name="T1"><text:span text:style-name="T1">Atributos</text:span><text:span text:style-name="T1"/></text:p>
          </table:table-cell>
        </table:table-row>
        <table:table-row table:style-name="Tabla2.1">
          <table:table-cell table:style-name="Tabla2.A1" office:value-type="string">
            <text:p text:style-name="P34" loext:marker-style-name="T2"><text:span text:style-name="T2">INPUT</text:span><text:span text:style-name="T2"/></text:p>
          </table:table-cell>
          <table:table-cell table:style-name="Tabla2.A1" office:value-type="string">
            <text:p text:style-name="P34" loext:marker-style-name="T2"><text:span text:style-name="T2">(“scanf”)</text:span><text:span text:style-name="T2"/></text:p>
          </table:table-cell>
          <table:table-cell table:style-name="Tabla2.A1" office:value-type="string">
            <text:p text:style-name="P34" loext:marker-style-name="T2"><text:span text:style-name="T2">257</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OUTPUT</text:span><text:span text:style-name="T2"/></text:p>
          </table:table-cell>
          <table:table-cell table:style-name="Tabla2.A1" office:value-type="string">
            <text:p text:style-name="P34" loext:marker-style-name="T2"><text:span text:style-name="T2">(“printf”)</text:span><text:span text:style-name="T2"/></text:p>
          </table:table-cell>
          <table:table-cell table:style-name="Tabla2.A1" office:value-type="string">
            <text:p text:style-name="P34" loext:marker-style-name="T2"><text:span text:style-name="T2">258</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REPEAT</text:span><text:span text:style-name="T2"/></text:p>
          </table:table-cell>
          <table:table-cell table:style-name="Tabla2.A1" office:value-type="string">
            <text:p text:style-name="P34" loext:marker-style-name="T2"><text:span text:style-name="T2">(“repeat”)</text:span><text:span text:style-name="T2"/></text:p>
          </table:table-cell>
          <table:table-cell table:style-name="Tabla2.A1" office:value-type="string">
            <text:p text:style-name="P34" loext:marker-style-name="T2"><text:span text:style-name="T2">259</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UNTIL</text:span><text:span text:style-name="T2"/></text:p>
          </table:table-cell>
          <table:table-cell table:style-name="Tabla2.A1" office:value-type="string">
            <text:p text:style-name="P34" loext:marker-style-name="T2"><text:span text:style-name="T2">(“until”)</text:span><text:span text:style-name="T2"/></text:p>
          </table:table-cell>
          <table:table-cell table:style-name="Tabla2.A1" office:value-type="string">
            <text:p text:style-name="P34" loext:marker-style-name="T2"><text:span text:style-name="T2">260</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PROGRAM</text:span><text:span text:style-name="T2"/></text:p>
          </table:table-cell>
          <table:table-cell table:style-name="Tabla2.A1" office:value-type="string">
            <text:p text:style-name="P34" loext:marker-style-name="T2"><text:span text:style-name="T2">(“program”)</text:span><text:span text:style-name="T2"/></text:p>
          </table:table-cell>
          <table:table-cell table:style-name="Tabla2.A1" office:value-type="string">
            <text:p text:style-name="P34" loext:marker-style-name="T2"><text:span text:style-name="T2">261</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WHILE</text:span><text:span text:style-name="T2"/></text:p>
          </table:table-cell>
          <table:table-cell table:style-name="Tabla2.A1" office:value-type="string">
            <text:p text:style-name="P34" loext:marker-style-name="T2"><text:span text:style-name="T2">(”while”)</text:span><text:span text:style-name="T2"/></text:p>
          </table:table-cell>
          <table:table-cell table:style-name="Tabla2.A1" office:value-type="string">
            <text:p text:style-name="P34" loext:marker-style-name="T2"><text:span text:style-name="T2">262</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IF</text:span><text:span text:style-name="T2"/></text:p>
          </table:table-cell>
          <table:table-cell table:style-name="Tabla2.A1" office:value-type="string">
            <text:p text:style-name="P34" loext:marker-style-name="T2"><text:span text:style-name="T2">(”if”)</text:span><text:span text:style-name="T2"/></text:p>
          </table:table-cell>
          <table:table-cell table:style-name="Tabla2.A1" office:value-type="string">
            <text:p text:style-name="P34" loext:marker-style-name="T2"><text:span text:style-name="T2">263</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ELSE</text:span><text:span text:style-name="T2"/></text:p>
          </table:table-cell>
          <table:table-cell table:style-name="Tabla2.A1" office:value-type="string">
            <text:p text:style-name="P34" loext:marker-style-name="T2"><text:span text:style-name="T2">(“else”)</text:span><text:span text:style-name="T2"/></text:p>
          </table:table-cell>
          <table:table-cell table:style-name="Tabla2.A1" office:value-type="string">
            <text:p text:style-name="P34" loext:marker-style-name="T2"><text:span text:style-name="T2">264</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RETURN</text:span><text:span text:style-name="T2"/></text:p>
          </table:table-cell>
          <table:table-cell table:style-name="Tabla2.A1" office:value-type="string">
            <text:p text:style-name="P34" loext:marker-style-name="T2"><text:span text:style-name="T2">(“return”)</text:span><text:span text:style-name="T2"/></text:p>
          </table:table-cell>
          <table:table-cell table:style-name="Tabla2.A1" office:value-type="string">
            <text:p text:style-name="P34" loext:marker-style-name="T2"><text:span text:style-name="T2">265</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BOOL_VALUE</text:span><text:span text:style-name="T2"/></text:p>
          </table:table-cell>
          <table:table-cell table:style-name="Tabla2.A1" office:value-type="string">
            <text:p text:style-name="P34" loext:marker-style-name="T2"><text:span text:style-name="T2">(“TRUE” | “FALSE”)</text:span><text:span text:style-name="T2"/></text:p>
          </table:table-cell>
          <table:table-cell table:style-name="Tabla2.A1" office:value-type="string">
            <text:p text:style-name="P34" loext:marker-style-name="T2"><text:span text:style-name="T2">266</text:span><text:span text:style-name="T2"/></text:p>
          </table:table-cell>
          <table:table-cell table:style-name="Tabla2.A1" office:value-type="string">
            <text:p text:style-name="P34" loext:marker-style-name="T2"><text:span text:style-name="T2">0: TRUE, 1: FALSE</text:span><text:span text:style-name="T2"/></text:p>
          </table:table-cell>
        </table:table-row>
        <table:table-row table:style-name="Tabla2.1">
          <table:table-cell table:style-name="Tabla2.A1" office:value-type="string">
            <text:p text:style-name="P34" loext:marker-style-name="T2"><text:span text:style-name="T2">PYC</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67</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COMA</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68</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PUNTO</text:span><text:span text:style-name="T2"/></text:p>
          </table:table-cell>
          <table:table-cell table:style-name="Tabla2.A1" office:value-type="string">
            <text:p text:style-name="P34" loext:marker-style-name="T2"><text:span text:style-name="T2">“</text:span><text:span text:style-name="T7">.</text:span><text:span text:style-name="T2">”</text:span></text:p>
          </table:table-cell>
          <table:table-cell table:style-name="Tabla2.A1" office:value-type="string">
            <text:p text:style-name="P34" loext:marker-style-name="T2"><text:span text:style-name="T2">269</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COMILLAS</text:span><text:span text:style-name="T2"/></text:p>
          </table:table-cell>
          <table:table-cell table:style-name="Tabla2.A1" office:value-type="string">
            <text:p text:style-name="P34" loext:marker-style-name="T2"><text:span text:style-name="T2">“ ” ”</text:span><text:span text:style-name="T2"/></text:p>
          </table:table-cell>
          <table:table-cell table:style-name="Tabla2.A1" office:value-type="string">
            <text:p text:style-name="P34" loext:marker-style-name="T2"><text:span text:style-name="T2">270</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OP_ASIGNACION</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71</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5" loext:marker-style-name="T2"><text:span text:style-name="T2">OP_LISTA</text:span><text:span text:style-name="T2"/></text:p>
          </table:table-cell>
          <table:table-cell table:style-name="Tabla2.A1" office:value-type="string">
            <text:p text:style-name="P35" loext:marker-style-name="T2"><text:span text:style-name="T2">(“&gt;&gt;” | “&lt;&lt;”)</text:span><text:span text:style-name="T2"/></text:p>
          </table:table-cell>
          <table:table-cell table:style-name="Tabla2.A1" office:value-type="string">
            <text:p text:style-name="P35" loext:marker-style-name="T2"><text:span text:style-name="T2">272</text:span><text:span text:style-name="T2"/></text:p>
          </table:table-cell>
          <table:table-cell table:style-name="Tabla2.A1" office:value-type="string">
            <text:p text:style-name="P34" loext:marker-style-name="T2"><text:span text:style-name="T2">0: &gt;&gt;, 1:&lt;&lt;</text:span><text:span text:style-name="T2"/></text:p>
          </table:table-cell>
        </table:table-row>
        <table:table-row table:style-name="Tabla2.1">
          <table:table-cell table:style-name="Tabla2.A1" office:value-type="string">
            <text:p text:style-name="P34" loext:marker-style-name="T2"><text:span text:style-name="T2">OP_DECREMNT</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73</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5" loext:marker-style-name="T2"><text:span text:style-name="T2">OP_INCREMNT</text:span><text:span text:style-name="T2"/></text:p>
          </table:table-cell>
          <table:table-cell table:style-name="Tabla2.A1" office:value-type="string">
            <text:p text:style-name="P35" loext:marker-style-name="T2"><text:span text:style-name="T2">“++”</text:span><text:span text:style-name="T2"/></text:p>
          </table:table-cell>
          <table:table-cell table:style-name="Tabla2.A1" office:value-type="string">
            <text:p text:style-name="P35" loext:marker-style-name="T2"><text:span text:style-name="T2">274</text:span><text:span text:style-name="T2"/></text:p>
          </table:table-cell>
          <table:table-cell table:style-name="Tabla2.A1" office:value-type="string">
            <text:p text:style-name="P10" loext:marker-style-name="T2"/>
          </table:table-cell>
        </table:table-row>
        <table:table-row table:style-name="Tabla2.1">
          <table:table-cell table:style-name="Tabla2.A1" office:value-type="string">
            <text:p text:style-name="P35" loext:marker-style-name="T2"><text:span text:style-name="T2">OP_ACCESO</text:span><text:span text:style-name="T2"/></text:p>
          </table:table-cell>
          <table:table-cell table:style-name="Tabla2.A1" office:value-type="string">
            <text:p text:style-name="P35" loext:marker-style-name="T2"><text:span text:style-name="T2">“@”</text:span><text:span text:style-name="T2"/></text:p>
          </table:table-cell>
          <table:table-cell table:style-name="Tabla2.A1" office:value-type="string">
            <text:p text:style-name="P35" loext:marker-style-name="T2"><text:span text:style-name="T2">275</text:span><text:span text:style-name="T2"/></text:p>
          </table:table-cell>
          <table:table-cell table:style-name="Tabla2.A1" office:value-type="string">
            <text:p text:style-name="P10" loext:marker-style-name="T2"/>
          </table:table-cell>
        </table:table-row>
        <text:soft-page-break/>
        <table:table-row table:style-name="Tabla2.1">
          <table:table-cell table:style-name="Tabla2.A1" office:value-type="string">
            <text:p text:style-name="P34" loext:marker-style-name="T2"><text:span text:style-name="T2">OP_SUM_RES</text:span><text:span text:style-name="T2"/></text:p>
          </table:table-cell>
          <table:table-cell table:style-name="Tabla2.A1" office:value-type="string">
            <text:p text:style-name="P35" loext:marker-style-name="T2"><text:span text:style-name="T2">(“+” | “-”)</text:span><text:span text:style-name="T2"/></text:p>
          </table:table-cell>
          <table:table-cell table:style-name="Tabla2.A1" office:value-type="string">
            <text:p text:style-name="P34" loext:marker-style-name="T2"><text:span text:style-name="T2">276</text:span><text:span text:style-name="T2"/></text:p>
          </table:table-cell>
          <table:table-cell table:style-name="Tabla2.A1" office:value-type="string">
            <text:p text:style-name="P34" loext:marker-style-name="T2"><text:span text:style-name="T2">0: +, 1: -</text:span><text:span text:style-name="T2"/></text:p>
          </table:table-cell>
        </table:table-row>
        <table:table-row table:style-name="Tabla2.1">
          <table:table-cell table:style-name="Tabla2.A1" office:value-type="string">
            <text:p text:style-name="P34" loext:marker-style-name="T2"><text:span text:style-name="T2">OP_R</text:span><text:span text:style-name="T2"/></text:p>
          </table:table-cell>
          <table:table-cell table:style-name="Tabla2.A1" office:value-type="string">
            <text:p text:style-name="P34" loext:marker-style-name="T2"><text:span text:style-name="T2">(“!” | ”?” | “#”)</text:span><text:span text:style-name="T2"/></text:p>
          </table:table-cell>
          <table:table-cell table:style-name="Tabla2.A1" office:value-type="string">
            <text:p text:style-name="P34" loext:marker-style-name="T2"><text:span text:style-name="T2">277</text:span><text:span text:style-name="T2"/></text:p>
          </table:table-cell>
          <table:table-cell table:style-name="Tabla2.A1" office:value-type="string">
            <text:p text:style-name="P34" loext:marker-style-name="T2"><text:span text:style-name="T2">0: !, 1: ?, 2: #, 3: $</text:span><text:span text:style-name="T2"/></text:p>
          </table:table-cell>
        </table:table-row>
        <table:table-row table:style-name="Tabla2.1">
          <table:table-cell table:style-name="Tabla2.A1" office:value-type="string">
            <text:p text:style-name="P34" loext:marker-style-name="T2"><text:span text:style-name="T2">OP_INIT_LISTA</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78</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OP_MULT</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79</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OP_LOGIC</text:span><text:span text:style-name="T2"/></text:p>
          </table:table-cell>
          <table:table-cell table:style-name="Tabla2.A1" office:value-type="string">
            <text:p text:style-name="P34" loext:marker-style-name="T2"><text:span text:style-name="T2">(“&amp;&amp;” | ”||” | “|” | “^”)</text:span><text:span text:style-name="T2"/></text:p>
          </table:table-cell>
          <table:table-cell table:style-name="Tabla2.A1" office:value-type="string">
            <text:p text:style-name="P34" loext:marker-style-name="T2"><text:span text:style-name="T2">280</text:span><text:span text:style-name="T2"/></text:p>
          </table:table-cell>
          <table:table-cell table:style-name="Tabla2.A1" office:value-type="string">
            <text:p text:style-name="P34" loext:marker-style-name="T2"><text:span text:style-name="T2">0: &amp;&amp;, 1: ||, 2: |, 3:^</text:span><text:span text:style-name="T2"/></text:p>
          </table:table-cell>
        </table:table-row>
        <table:table-row table:style-name="Tabla2.1">
          <table:table-cell table:style-name="Tabla2.A1" office:value-type="string">
            <text:p text:style-name="P34" loext:marker-style-name="T2"><text:span text:style-name="T2">OP_AND</text:span><text:span text:style-name="T2"/></text:p>
          </table:table-cell>
          <table:table-cell table:style-name="Tabla2.A1" office:value-type="string">
            <text:p text:style-name="P34" loext:marker-style-name="T2"><text:span text:style-name="T2">“&amp;”</text:span><text:span text:style-name="T2"/></text:p>
          </table:table-cell>
          <table:table-cell table:style-name="Tabla2.A1" office:value-type="string">
            <text:p text:style-name="P34" loext:marker-style-name="T2"><text:span text:style-name="T2">281</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OP_COMP</text:span><text:span text:style-name="T2"/></text:p>
          </table:table-cell>
          <table:table-cell table:style-name="Tabla2.A1" office:value-type="string">
            <text:p text:style-name="P34" loext:marker-style-name="T2"><text:span text:style-name="T2">(“==” | ”!=” | “&lt;=” | “&gt;=”)</text:span><text:span text:style-name="T2"/></text:p>
          </table:table-cell>
          <table:table-cell table:style-name="Tabla2.A1" office:value-type="string">
            <text:p text:style-name="P34" loext:marker-style-name="T2"><text:span text:style-name="T2">282</text:span><text:span text:style-name="T2"/></text:p>
          </table:table-cell>
          <table:table-cell table:style-name="Tabla2.A1" office:value-type="string">
            <text:p text:style-name="P34" loext:marker-style-name="T2"><text:span text:style-name="T2">0: ==, 1: !=, 2: &lt;=, 3: &gt;=</text:span><text:span text:style-name="T2"/></text:p>
          </table:table-cell>
        </table:table-row>
        <table:table-row table:style-name="Tabla2.1">
          <table:table-cell table:style-name="Tabla2.A1" office:value-type="string">
            <text:p text:style-name="P34" loext:marker-style-name="T2"><text:span text:style-name="T2">MENOR_QUE</text:span><text:span text:style-name="T2"/></text:p>
          </table:table-cell>
          <table:table-cell table:style-name="Tabla2.A1" office:value-type="string">
            <text:p text:style-name="P34" loext:marker-style-name="T2"><text:span text:style-name="T2">“&lt;”</text:span><text:span text:style-name="T2"/></text:p>
          </table:table-cell>
          <table:table-cell table:style-name="Tabla2.A1" office:value-type="string">
            <text:p text:style-name="P34" loext:marker-style-name="T2"><text:span text:style-name="T2">283</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MAYOR_QUE</text:span><text:span text:style-name="T2"/></text:p>
          </table:table-cell>
          <table:table-cell table:style-name="Tabla2.A1" office:value-type="string">
            <text:p text:style-name="P34" loext:marker-style-name="T2"><text:span text:style-name="T2">“&gt;”</text:span><text:span text:style-name="T2"/></text:p>
          </table:table-cell>
          <table:table-cell table:style-name="Tabla2.A1" office:value-type="string">
            <text:p text:style-name="P34" loext:marker-style-name="T2"><text:span text:style-name="T2">284</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OP_ARIT</text:span><text:span text:style-name="T2"/></text:p>
          </table:table-cell>
          <table:table-cell table:style-name="Tabla2.A1" office:value-type="string">
            <text:p text:style-name="P34" loext:marker-style-name="T2"><text:span text:style-name="T2">(“/” | ”**” | “%”)</text:span><text:span text:style-name="T2"/></text:p>
          </table:table-cell>
          <table:table-cell table:style-name="Tabla2.A1" office:value-type="string">
            <text:p text:style-name="P34" loext:marker-style-name="T2"><text:span text:style-name="T2">285</text:span><text:span text:style-name="T2"/></text:p>
          </table:table-cell>
          <table:table-cell table:style-name="Tabla2.A1" office:value-type="string">
            <text:p text:style-name="P34" loext:marker-style-name="T2"><text:span text:style-name="T2">0: /, 1: **, 2: %</text:span><text:span text:style-name="T2"/></text:p>
          </table:table-cell>
        </table:table-row>
        <table:table-row table:style-name="Tabla2.1">
          <table:table-cell table:style-name="Tabla2.A1" office:value-type="string">
            <text:p text:style-name="P34" loext:marker-style-name="T2"><text:span text:style-name="T2">PAR_IZQ</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86</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PAR_DER</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87</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LLAVE_IZQ</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88</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LLAVE_DER</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89</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5" loext:marker-style-name="T2"><text:span text:style-name="T2">COR_IZQ</text:span><text:span text:style-name="T2"/></text:p>
          </table:table-cell>
          <table:table-cell table:style-name="Tabla2.A1" office:value-type="string">
            <text:p text:style-name="P35" loext:marker-style-name="T2"><text:span text:style-name="T2">“[“</text:span><text:span text:style-name="T2"/></text:p>
          </table:table-cell>
          <table:table-cell table:style-name="Tabla2.A1" office:value-type="string">
            <text:p text:style-name="P35" loext:marker-style-name="T2"><text:span text:style-name="T2">290</text:span><text:span text:style-name="T2"/></text:p>
          </table:table-cell>
          <table:table-cell table:style-name="Tabla2.A1" office:value-type="string">
            <text:p text:style-name="P10" loext:marker-style-name="T2"/>
          </table:table-cell>
        </table:table-row>
        <table:table-row table:style-name="Tabla2.1">
          <table:table-cell table:style-name="Tabla2.A1" office:value-type="string">
            <text:p text:style-name="P35" loext:marker-style-name="T2"><text:span text:style-name="T2">COR_DER</text:span><text:span text:style-name="T2"/></text:p>
          </table:table-cell>
          <table:table-cell table:style-name="Tabla2.A1" office:value-type="string">
            <text:p text:style-name="P35" loext:marker-style-name="T2"><text:span text:style-name="T2">“]”</text:span><text:span text:style-name="T2"/></text:p>
          </table:table-cell>
          <table:table-cell table:style-name="Tabla2.A1" office:value-type="string">
            <text:p text:style-name="P35" loext:marker-style-name="T2"><text:span text:style-name="T2">291</text:span><text:span text:style-name="T2"/></text:p>
          </table:table-cell>
          <table:table-cell table:style-name="Tabla2.A1" office:value-type="string">
            <text:p text:style-name="P10" loext:marker-style-name="T2"/>
          </table:table-cell>
        </table:table-row>
        <table:table-row table:style-name="Tabla2.1">
          <table:table-cell table:style-name="Tabla2.A1" office:value-type="string">
            <text:p text:style-name="P35" loext:marker-style-name="T2"><text:span text:style-name="T2">TIPO_DATO</text:span><text:span text:style-name="T2"/></text:p>
          </table:table-cell>
          <table:table-cell table:style-name="Tabla2.A1" office:value-type="string">
            <text:p text:style-name="P35" loext:marker-style-name="T2"><text:span text:style-name="T2">("int" | "float" | "char" | "bool")</text:span><text:span text:style-name="T2"/></text:p>
            <text:p text:style-name="P10" loext:marker-style-name="T2"/>
          </table:table-cell>
          <table:table-cell table:style-name="Tabla2.A1" office:value-type="string">
            <text:p text:style-name="P35" loext:marker-style-name="T2"><text:span text:style-name="T2">292</text:span><text:span text:style-name="T2"/></text:p>
          </table:table-cell>
          <table:table-cell table:style-name="Tabla2.A1" office:value-type="string">
            <text:p text:style-name="P35" loext:marker-style-name="T2"><text:span text:style-name="T2">0: int, 1: float, 2: char, 3: bool</text:span><text:span text:style-name="T2"/></text:p>
          </table:table-cell>
        </table:table-row>
        <table:table-row table:style-name="Tabla2.1">
          <table:table-cell table:style-name="Tabla2.A1" office:value-type="string">
            <text:p text:style-name="P34" loext:marker-style-name="T2"><text:span text:style-name="T2">LISTA</text:span><text:span text:style-name="T2"/></text:p>
          </table:table-cell>
          <table:table-cell table:style-name="Tabla2.A1" office:value-type="string">
            <text:p text:style-name="P35" loext:marker-style-name="T2"><text:span text:style-name="T2">("list")</text:span><text:span text:style-name="T2"/></text:p>
          </table:table-cell>
          <table:table-cell table:style-name="Tabla2.A1" office:value-type="string">
            <text:p text:style-name="P35" loext:marker-style-name="T2"><text:span text:style-name="T2">293</text:span><text:span text:style-name="T2"/></text:p>
          </table:table-cell>
          <table:table-cell table:style-name="Tabla2.A1" office:value-type="string">
            <text:p text:style-name="P10" loext:marker-style-name="T2"/>
          </table:table-cell>
        </table:table-row>
        <table:table-row table:style-name="Tabla2.1">
          <table:table-cell table:style-name="Tabla2.A1" office:value-type="string">
            <text:p text:style-name="P34" loext:marker-style-name="T2"><text:span text:style-name="T2">END_FLOAT</text:span><text:span text:style-name="T2"/></text:p>
          </table:table-cell>
          <table:table-cell table:style-name="Tabla2.A1" office:value-type="string">
            <text:p text:style-name="P34" loext:marker-style-name="T2"><text:span text:style-name="T2">(“f”)</text:span><text:span text:style-name="T2"/></text:p>
          </table:table-cell>
          <table:table-cell table:style-name="Tabla2.A1" office:value-type="string">
            <text:p text:style-name="P34" loext:marker-style-name="T2"><text:span text:style-name="T2">294</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ID</text:span><text:span text:style-name="T2"/></text:p>
          </table:table-cell>
          <table:table-cell table:style-name="Tabla2.A1" office:value-type="string">
            <text:p text:style-name="P34" loext:marker-style-name="T2"><text:span text:style-name="T2">[a-zA-Z_][a-zA-Z0-9_]*</text:span><text:span text:style-name="T2"/></text:p>
          </table:table-cell>
          <table:table-cell table:style-name="Tabla2.A1" office:value-type="string">
            <text:p text:style-name="P34" loext:marker-style-name="T2"><text:span text:style-name="T2">295</text:span><text:span text:style-name="T2"/></text:p>
          </table:table-cell>
          <table:table-cell table:style-name="Tabla2.A1" office:value-type="string">
            <text:p text:style-name="P35" loext:marker-style-name="T2"><text:span text:style-name="T2">Lexema o dirección en la tabla de símbolos</text:span><text:span text:style-name="T2"/></text:p>
          </table:table-cell>
        </table:table-row>
        <table:table-row table:style-name="Tabla2.1">
          <table:table-cell table:style-name="Tabla2.A1" office:value-type="string">
            <text:p text:style-name="P34" loext:marker-style-name="T2"><text:span text:style-name="T2">NUMERO</text:span><text:span text:style-name="T2"/></text:p>
          </table:table-cell>
          <table:table-cell table:style-name="Tabla2.A1" office:value-type="string">
            <text:p text:style-name="P34" loext:marker-style-name="T2"><text:span text:style-name="T2">[0-9]+</text:span><text:span text:style-name="T2"/></text:p>
          </table:table-cell>
          <table:table-cell table:style-name="Tabla2.A1" office:value-type="string">
            <text:p text:style-name="P34" loext:marker-style-name="T2"><text:span text:style-name="T2">296</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LETRA</text:span><text:span text:style-name="T2"/></text:p>
          </table:table-cell>
          <table:table-cell table:style-name="Tabla2.A1" office:value-type="string">
            <text:p text:style-name="P34" loext:marker-style-name="T2"><text:span text:style-name="T2">[a-zA-Z]</text:span><text:span text:style-name="T2"/></text:p>
          </table:table-cell>
          <table:table-cell table:style-name="Tabla2.A1" office:value-type="string">
            <text:p text:style-name="P34" loext:marker-style-name="T2"><text:span text:style-name="T2">297</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CADENA</text:span><text:span text:style-name="T2"/></text:p>
          </table:table-cell>
          <table:table-cell table:style-name="Tabla2.A1" office:value-type="string">
            <text:p text:style-name="P34" loext:marker-style-name="T2"><text:span text:style-name="T2">[a-zA-Z0-9_]+</text:span><text:span text:style-name="T2"/></text:p>
          </table:table-cell>
          <table:table-cell table:style-name="Tabla2.A1" office:value-type="string">
            <text:p text:style-name="P34" loext:marker-style-name="T2"><text:span text:style-name="T2">298</text:span><text:span text:style-name="T2"/></text:p>
          </table:table-cell>
          <table:table-cell table:style-name="Tabla2.A1" office:value-type="string">
            <text:p text:style-name="P9" loext:marker-style-name="T2"/>
          </table:table-cell>
        </table:table-row>
        <table:table-row table:style-name="Tabla2.1">
          <table:table-cell table:style-name="Tabla2.A1" office:value-type="string">
            <text:p text:style-name="P34" loext:marker-style-name="T2"><text:span text:style-name="T2">COMENT</text:span><text:span text:style-name="T2"/></text:p>
          </table:table-cell>
          <table:table-cell table:style-name="Tabla2.A1" office:value-type="string">
            <text:p text:style-name="P34" loext:marker-style-name="T2"><text:span text:style-name="T2">“//”</text:span><text:span text:style-name="T2"/></text:p>
          </table:table-cell>
          <table:table-cell table:style-name="Tabla2.A1" office:value-type="string">
            <text:p text:style-name="P34" loext:marker-style-name="T2"><text:span text:style-name="T2">299</text:span><text:span text:style-name="T2"/></text:p>
          </table:table-cell>
          <table:table-cell table:style-name="Tabla2.A1" office:value-type="string">
            <text:p text:style-name="P9" loext:marker-style-name="T2"/>
          </table:table-cell>
        </table:table-row>
      </table:table>
      <text:p text:style-name="P3" loext:marker-style-name="T1"/>
      <text:p text:style-name="normal" loext:marker-style-name="T2"><text:soft-page-break/><text:span text:style-name="T2">(Para obtener los tokens con el máximo nivel de abstracción tenemos que asegurarnos que no se puede definir otro token que incluya a tokens ya definidos previamente. Cuanto más alto sea el nivel de abstracción aplicado</text:span><text:span text:style-name="T2"/></text:p>
      <text:p text:style-name="normal" loext:marker-style-name="T2"><text:span text:style-name="T2">para definir los tokens, menor será la complejidad en la fase de análisis léxico y sintáctico.)</text:span><text:span text:style-name="T2"/></text:p>
      <text:p text:style-name="P5" loext:marker-style-name="T2"/>
      <text:p text:style-name="P5" loext:marker-style-name="T2"/>
      <text:p text:style-name="normal" loext:marker-style-name="T1"><text:span text:style-name="T1">2. Confeccionar la especificación LEX [Lesk75, Levi92] que reconozca los tokens obtenidos en el apartado anterior. Por defecto, cuando se detecta un error en el análisis de léxico, la recuperación del mismo se produce volviendo</text:span><text:span text:style-name="T1"/></text:p>
      <text:p text:style-name="normal" loext:marker-style-name="T1"><text:span text:style-name="T1">al estado inicial despreciando la cadena de símbolos donde ha surgido el error.</text:span><text:span text:style-name="T1"/></text:p>
      <text:p text:style-name="P3" loext:marker-style-name="T1"/>
      <text:p text:style-name="P5" loext:marker-style-name="T2"/>
      <text:p text:style-name="P13" loext:marker-style-name="T5"><text:span text:style-name="T5">PRÁCTICA 3: ANALIZADOR SINTÁCTICO</text:span><text:span text:style-name="T5"/></text:p>
      <text:p text:style-name="P2" loext:marker-style-name="T3"/>
      <text:p text:style-name="normal" loext:marker-style-name="T1"><text:span text:style-name="T1">1. Definir la gramática abstracta del lenguaje, a partir de la especificación BNF obtenida en la primera práctica y teniendo en cuenta la tabla de tokens con el máximo nivel de abstracción.</text:span><text:span text:style-name="T1"/></text:p>
      <text:p text:style-name="P21" loext:marker-style-name="T9"/>
      <text:p text:style-name="normal" loext:marker-style-name="T7"><text:span text:style-name="T7">&lt;Programa&gt; ::= PROGRAM ID &lt;bloque&gt;</text:span><text:span text:style-name="T7"/></text:p>
      <text:p text:style-name="normal" loext:marker-style-name="T7"><text:span text:style-name="T7"><text:s text:c="13"/>| error &lt;bloque&gt;</text:span><text:span text:style-name="T7"/></text:p>
      <text:p text:style-name="P15" loext:marker-style-name="T7"/>
      <text:p text:style-name="normal" loext:marker-style-name="T7"><text:span text:style-name="T7">&lt;bloque&gt; ::= LLAVE_IZQ &lt;Declaracion&gt; &lt;Sentencias&gt; LLAVE_DER</text:span><text:span text:style-name="T7"/></text:p>
      <text:p text:style-name="normal" loext:marker-style-name="T7"><text:span text:style-name="T7"><text:s text:c="11"/>| LLAVE_IZQ &lt;Sentencias&gt; &lt;Declaracion&gt; LLAVE_DER</text:span><text:span text:style-name="T7"/></text:p>
      <text:p text:style-name="normal" loext:marker-style-name="T7"><text:span text:style-name="T7"><text:s text:c="11"/>| LLAVE_IZQ &lt;Declaracion&gt; &lt;Sentencias&gt; &lt;Declaracion&gt; LLAVE_DER</text:span><text:span text:style-name="T7"/></text:p>
      <text:p text:style-name="normal" loext:marker-style-name="T7"><text:span text:style-name="T7"><text:s text:c="11"/>| LLAVE_IZQ &lt;Declaracion&gt; LLAVE_DER</text:span><text:span text:style-name="T7"/></text:p>
      <text:p text:style-name="normal" loext:marker-style-name="T7"><text:span text:style-name="T7"><text:s text:c="11"/>| LLAVE_IZQ &lt;Sentencias&gt; LLAVE_DER</text:span><text:span text:style-name="T7"/></text:p>
      <text:p text:style-name="normal" loext:marker-style-name="T7"><text:span text:style-name="T7"><text:s text:c="11"/>| LLAVE_IZQ LLAVE_DER</text:span><text:span text:style-name="T7"/></text:p>
      <text:p text:style-name="P15" loext:marker-style-name="T7"/>
      <text:p text:style-name="normal" loext:marker-style-name="T7"><text:span text:style-name="T7">&lt;Declaracion&gt; ::= &lt;declarar_variable&gt;</text:span><text:span text:style-name="T7"/></text:p>
      <text:p text:style-name="normal" loext:marker-style-name="T7"><text:span text:style-name="T7"><text:s text:c="16"/>| &lt;declarar_funcion&gt;</text:span><text:span text:style-name="T7"/></text:p>
      <text:p text:style-name="normal" loext:marker-style-name="T7"><text:span text:style-name="T7"><text:s text:c="16"/>| &lt;Declaracion&gt; &lt;declarar_variable&gt;</text:span><text:span text:style-name="T7"/></text:p>
      <text:p text:style-name="normal" loext:marker-style-name="T7"><text:span text:style-name="T7"><text:s text:c="16"/>| &lt;Declaracion&gt; &lt;declarar_funcion&gt;</text:span><text:span text:style-name="T7"/></text:p>
      <text:p text:style-name="P15" loext:marker-style-name="T7"/>
      <text:p text:style-name="normal" loext:marker-style-name="T7"><text:span text:style-name="T7">&lt;declarar_variable&gt; ::= &lt;tipo_dato&gt; &lt;lista_ID&gt; PYC</text:span><text:span text:style-name="T7"/></text:p>
      <text:p text:style-name="normal" loext:marker-style-name="T7"><text:span text:style-name="T7"><text:s text:c="22"/>| &lt;tipo_dato&gt; &lt;sentencia_asignacion&gt;</text:span><text:span text:style-name="T7"/></text:p>
      <text:p text:style-name="normal" loext:marker-style-name="T7"><text:span text:style-name="T7"><text:s text:c="22"/>| &lt;tipo_dato&gt; &lt;lista_ID&gt; error</text:span><text:span text:style-name="T7"/></text:p>
      <text:p text:style-name="normal" loext:marker-style-name="T7"><text:span text:style-name="T7"><text:s text:c="22"/>| error &lt;lista_ID&gt; PYC</text:span><text:span text:style-name="T7"/></text:p>
      <text:p text:style-name="P15" loext:marker-style-name="T7"/>
      <text:p text:style-name="normal" loext:marker-style-name="T7"><text:span text:style-name="T7">&lt;declarar_funcion&gt; ::= &lt;tipo_dato&gt; ID PAR_IZQ &lt;Parametros&gt; PAR_DER &lt;bloque&gt;</text:span><text:span text:style-name="T7"/></text:p>
      <text:p text:style-name="normal" loext:marker-style-name="T7"><text:span text:style-name="T7"><text:s text:c="21"/>| &lt;tipo_dato&gt; ID PAR_IZQ PAR_DER &lt;bloque&gt;</text:span><text:span text:style-name="T7"/></text:p>
      <text:p text:style-name="P15" loext:marker-style-name="T7"/>
      <text:p text:style-name="normal" loext:marker-style-name="T7"><text:span text:style-name="T7">&lt;lista_ID&gt; ::= ID</text:span><text:span text:style-name="T7"/></text:p>
      <text:p text:style-name="normal" loext:marker-style-name="T7"><text:span text:style-name="T7"><text:s text:c="13"/>| &lt;lista_ID&gt; COMA ID</text:span><text:span text:style-name="T7"/></text:p>
      <text:p text:style-name="normal" loext:marker-style-name="T7"><text:span text:style-name="T7"><text:s text:c="13"/>| &lt;lista_ID&gt; ID error</text:span><text:span text:style-name="T7"/></text:p>
      <text:p text:style-name="P15" loext:marker-style-name="T7"/>
      <text:p text:style-name="P15" loext:marker-style-name="T7"/>
      <text:p text:style-name="normal" loext:marker-style-name="T7"><text:soft-page-break/><text:span text:style-name="T7">&lt;Parametros&gt; ::= &lt;tipo_dato&gt; ID</text:span><text:span text:style-name="T7"/></text:p>
      <text:p text:style-name="normal" loext:marker-style-name="T7"><text:span text:style-name="T7"><text:s text:c="15"/>| &lt;tipo_dato&gt; ID OP_ASIGNACION &lt;expresion&gt;</text:span><text:span text:style-name="T7"/></text:p>
      <text:p text:style-name="normal" loext:marker-style-name="T7"><text:span text:style-name="T7"><text:s text:c="15"/>| &lt;Parametros&gt; COMA &lt;tipo_dato&gt; ID</text:span><text:span text:style-name="T7"/></text:p>
      <text:p text:style-name="normal" loext:marker-style-name="T7"><text:span text:style-name="T7"><text:s text:c="15"/>| &lt;Parametros&gt; COMA &lt;tipo_dato&gt; ID OP_ASIGNACION &lt;expresion&gt;</text:span><text:span text:style-name="T7"/></text:p>
      <text:p text:style-name="normal" loext:marker-style-name="T7"><text:span text:style-name="T7"><text:s text:c="15"/>| ID error</text:span><text:span text:style-name="T7"/></text:p>
      <text:p text:style-name="normal" loext:marker-style-name="T7"><text:span text:style-name="T7"><text:s text:c="15"/>| &lt;Parametros&gt; &lt;tipo_dato&gt; error</text:span><text:span text:style-name="T7"/></text:p>
      <text:p text:style-name="normal" loext:marker-style-name="T7"><text:span text:style-name="T7"><text:s text:c="15"/>| &lt;tipo_dato&gt; error</text:span><text:span text:style-name="T7"/></text:p>
      <text:p text:style-name="P15" loext:marker-style-name="T7"/>
      <text:p text:style-name="normal" loext:marker-style-name="T7"><text:span text:style-name="T7">&lt;Sentencias&gt; ::= &lt;Sentencias&gt; &lt;Sentencia&gt;</text:span><text:span text:style-name="T7"/></text:p>
      <text:p text:style-name="normal" loext:marker-style-name="T7"><text:span text:style-name="T7"><text:s text:c="15"/>| &lt;Sentencia&gt;</text:span><text:span text:style-name="T7"/></text:p>
      <text:p text:style-name="P15" loext:marker-style-name="T7"/>
      <text:p text:style-name="normal" loext:marker-style-name="T7"><text:span text:style-name="T7">&lt;Sentencia&gt; ::= &lt;sentencia_asignacion&gt;</text:span><text:span text:style-name="T7"/></text:p>
      <text:p text:style-name="normal" loext:marker-style-name="T7"><text:span text:style-name="T7"><text:s text:c="14"/>| &lt;sentencia_if&gt;</text:span><text:span text:style-name="T7"/></text:p>
      <text:p text:style-name="normal" loext:marker-style-name="T7"><text:span text:style-name="T7"><text:s text:c="14"/>| &lt;sentencia_while&gt;</text:span><text:span text:style-name="T7"/></text:p>
      <text:p text:style-name="normal" loext:marker-style-name="T7"><text:span text:style-name="T7"><text:s text:c="14"/>| &lt;sentencia_entrada&gt;</text:span><text:span text:style-name="T7"/></text:p>
      <text:p text:style-name="normal" loext:marker-style-name="T7"><text:span text:style-name="T7"><text:s text:c="14"/>| &lt;sentencia_salida&gt;</text:span><text:span text:style-name="T7"/></text:p>
      <text:p text:style-name="normal" loext:marker-style-name="T7"><text:span text:style-name="T7"><text:s text:c="14"/>| &lt;sentencia_return&gt;</text:span><text:span text:style-name="T7"/></text:p>
      <text:p text:style-name="normal" loext:marker-style-name="T7"><text:span text:style-name="T7"><text:s text:c="14"/>| &lt;sentencia_repeat_until&gt;</text:span><text:span text:style-name="T7"/></text:p>
      <text:p text:style-name="normal" loext:marker-style-name="T7"><text:span text:style-name="T7"><text:s text:c="14"/>| &lt;sentencia_mover_lista&gt;</text:span><text:span text:style-name="T7"/></text:p>
      <text:p text:style-name="normal" loext:marker-style-name="T7"><text:span text:style-name="T7"><text:s text:c="14"/>| &lt;sentencia_comenzar_lista&gt;</text:span><text:span text:style-name="T7"/></text:p>
      <text:p text:style-name="normal" loext:marker-style-name="T7"><text:span text:style-name="T7"><text:s text:c="14"/>| &lt;sentencia_lista_aniadir_en&gt;</text:span><text:span text:style-name="T7"/></text:p>
      <text:p text:style-name="normal" loext:marker-style-name="T7"><text:span text:style-name="T7"><text:s text:c="14"/>| error PYC</text:span><text:span text:style-name="T7"/></text:p>
      <text:p text:style-name="P15" loext:marker-style-name="T7"/>
      <text:p text:style-name="normal" loext:marker-style-name="T7"><text:span text:style-name="T7">&lt;llamada_subprog&gt; ::= ID PAR_IZQ &lt;lista_expresiones_o_cadena&gt; PAR_DER</text:span><text:span text:style-name="T7"/></text:p>
      <text:p text:style-name="normal" loext:marker-style-name="T7"><text:span text:style-name="T7"><text:s text:c="20"/>| ID PAR_IZQ PAR_DER</text:span><text:span text:style-name="T7"/></text:p>
      <text:p text:style-name="normal" loext:marker-style-name="T7"><text:span text:style-name="T7"><text:s text:c="20"/>| ID PAR_IZQ &lt;lista_expresiones_o_cadena&gt; error</text:span><text:span text:style-name="T7"/></text:p>
      <text:p text:style-name="P15" loext:marker-style-name="T7"/>
      <text:p text:style-name="normal" loext:marker-style-name="T7"><text:span text:style-name="T7">&lt;sentencia_asignacion&gt; ::= ID OP_ASIGNACION &lt;expresion&gt; PYC</text:span><text:span text:style-name="T7"/></text:p>
      <text:p text:style-name="normal" loext:marker-style-name="T7"><text:span text:style-name="T7"><text:s text:c="25"/>| ID OP_ASIGNACION COR_IZQ <text:s text:c="8"/></text:span><text:span text:style-name="T7"/></text:p>
      <text:p text:style-name="normal" loext:marker-style-name="T7"><text:span text:style-name="T7"><text:s/><text:tab/><text:tab/><text:tab/><text:tab/>&lt;lista_expresiones_o_cadena&gt; COR_DER PYC</text:span><text:span text:style-name="T7"/></text:p>
      <text:p text:style-name="normal" loext:marker-style-name="T7"><text:span text:style-name="T7"><text:s text:c="25"/>| ID OP_ASIGNACION error</text:span><text:span text:style-name="T7"/></text:p>
      <text:p text:style-name="P15" loext:marker-style-name="T7"/>
      <text:p text:style-name="normal" loext:marker-style-name="T7"><text:span text:style-name="T7">&lt;sentencia_if&gt; ::= IF PAR_IZQ &lt;expresion&gt; PAR_DER &lt;bloque&gt; </text:span><text:span text:style-name="T7"/></text:p>
      <text:p text:style-name="P24" loext:marker-style-name="T7"><text:span text:style-name="T7">&lt;sentencia_else_if&gt;</text:span><text:span text:style-name="T7"/></text:p>
      <text:p text:style-name="normal" loext:marker-style-name="T7"><text:span text:style-name="T7"><text:s text:c="17"/>| IF PAR_IZQ &lt;expresion&gt; &lt;bloque&gt;</text:span><text:span text:style-name="T7"/></text:p>
      <text:p text:style-name="P15" loext:marker-style-name="T7"/>
      <text:p text:style-name="normal" loext:marker-style-name="T7"><text:span text:style-name="T7">&lt;sentencia_else_if&gt; ::= ELSE IF PAR_IZQ &lt;expresion&gt; PAR_DER &lt;bloque&gt; </text:span><text:span text:style-name="T7"/></text:p>
      <text:p text:style-name="P25" loext:marker-style-name="T7"><text:span text:style-name="T7">&lt;sentencia_else_if&gt;</text:span><text:span text:style-name="T7"/></text:p>
      <text:p text:style-name="normal" loext:marker-style-name="T7"><text:span text:style-name="T7"><text:s text:c="22"/>| &lt;sentencia_else&gt;</text:span><text:span text:style-name="T7"/></text:p>
      <text:p text:style-name="normal" loext:marker-style-name="T7"><text:span text:style-name="T7"><text:s text:c="22"/>| ELSE IF PAR_IZQ &lt;expresion&gt; &lt;bloque&gt;</text:span><text:span text:style-name="T7"/></text:p>
      <text:p text:style-name="P15" loext:marker-style-name="T7"/>
      <text:p text:style-name="normal" loext:marker-style-name="T7"><text:span text:style-name="T7">&lt;sentencia_else&gt; ::= ELSE &lt;bloque&gt;</text:span><text:span text:style-name="T7"/></text:p>
      <text:p text:style-name="normal" loext:marker-style-name="T7"><text:span text:style-name="T7"><text:s text:c="19"/>| ε</text:span><text:span text:style-name="T7"/></text:p>
      <text:p text:style-name="P15" loext:marker-style-name="T7"/>
      <text:p text:style-name="normal" loext:marker-style-name="T7"><text:span text:style-name="T7">&lt;sentencia_while&gt; ::= WHILE PAR_IZQ &lt;lista_expresiones_o_cadena&gt; PAR_DER </text:span><text:span text:style-name="T7"/></text:p>
      <text:p text:style-name="P29" loext:marker-style-name="T7"><text:span text:style-name="T7">&lt;bloque&gt;</text:span><text:span text:style-name="T7"/></text:p>
      <text:p text:style-name="normal" loext:marker-style-name="T7"><text:span text:style-name="T7"><text:s text:c="20"/>| WHILE PAR_IZQ &lt;lista_expresiones_o_cadena&gt; &lt;bloque&gt;</text:span><text:span text:style-name="T7"/></text:p>
      <text:p text:style-name="P15" loext:marker-style-name="T7"/>
      <text:p text:style-name="normal" loext:marker-style-name="T7"><text:span text:style-name="T7">&lt;sentencia_entrada&gt; ::= INPUT PAR_IZQ &lt;lista_expresiones_o_cadena&gt; PAR_DER </text:span><text:span text:style-name="T7"/></text:p>
      <text:p text:style-name="P25" loext:marker-style-name="T7"><text:span text:style-name="T7">PYC</text:span><text:span text:style-name="T7"/></text:p>
      <text:p text:style-name="normal" loext:marker-style-name="T7"><text:span text:style-name="T7"><text:s text:c="22"/>| INPUT PAR_IZQ COMILLAS &lt;lista_expresiones_o_cadena&gt; </text:span><text:span text:style-name="T7"/></text:p>
      <text:p text:style-name="P25" loext:marker-style-name="T7"><text:span text:style-name="T7">COMILLAS COMA &lt;lista_ID&gt; PAR_DER PYC</text:span><text:span text:style-name="T7"/></text:p>
      <text:p text:style-name="normal" loext:marker-style-name="T7"><text:span text:style-name="T7"><text:s text:c="22"/>| INPUT PAR_IZQ &lt;lista_expresiones_o_cadena&gt; PAR_DER</text:span><text:span text:style-name="T7"/></text:p>
      <text:p text:style-name="normal" loext:marker-style-name="T7"><text:soft-page-break/><text:span text:style-name="T7"><text:s text:c="22"/>| INPUT PAR_IZQ COMILLAS &lt;lista_expresiones_o_cadena&gt; </text:span><text:span text:style-name="T7"/></text:p>
      <text:p text:style-name="P25" loext:marker-style-name="T7"><text:span text:style-name="T7">COMILLAS COMA &lt;lista_ID&gt; PAR_DER error</text:span><text:span text:style-name="T7"/></text:p>
      <text:p text:style-name="normal" loext:marker-style-name="T7"><text:span text:style-name="T7"><text:s text:c="22"/>| INPUT PAR_IZQ COMILLAS &lt;lista_expresiones_o_cadena&gt; </text:span><text:span text:style-name="T7"/></text:p>
      <text:p text:style-name="P25" loext:marker-style-name="T7"><text:span text:style-name="T7">COMILLAS &lt;lista_ID&gt; PAR_DER PYC</text:span><text:span text:style-name="T7"/></text:p>
      <text:p text:style-name="normal" loext:marker-style-name="T7"><text:span text:style-name="T7"><text:s text:c="22"/>| INPUT PAR_IZQ COMILLAS &lt;lista_expresiones_o_cadena&gt; </text:span><text:span text:style-name="T7"/></text:p>
      <text:p text:style-name="P25" loext:marker-style-name="T7"><text:span text:style-name="T7">PAR_DER</text:span><text:span text:style-name="T7"/></text:p>
      <text:p text:style-name="P15" loext:marker-style-name="T7"/>
      <text:p text:style-name="normal" loext:marker-style-name="T7"><text:span text:style-name="T7">&lt;sentencia_salida&gt; ::= OUTPUT PAR_IZQ &lt;lista_expresiones_o_cadena&gt; PAR_DER </text:span><text:span text:style-name="T7"/></text:p>
      <text:p text:style-name="P25" loext:marker-style-name="T7"><text:span text:style-name="T7">PYC</text:span><text:span text:style-name="T7"/></text:p>
      <text:p text:style-name="normal" loext:marker-style-name="T7"><text:span text:style-name="T7"><text:s text:c="21"/>| OUTPUT PAR_IZQ COMILLAS &lt;lista_expresiones_o_cadena&gt; </text:span><text:span text:style-name="T7"/></text:p>
      <text:p text:style-name="P25" loext:marker-style-name="T7"><text:span text:style-name="T7">COMILLAS PAR_DER PYC</text:span><text:span text:style-name="T7"/></text:p>
      <text:p text:style-name="normal" loext:marker-style-name="T7"><text:span text:style-name="T7"><text:s text:c="21"/>| OUTPUT PAR_IZQ COMILLAS &lt;lista_expresiones_o_cadena&gt; </text:span><text:span text:style-name="T7"/></text:p>
      <text:p text:style-name="P25" loext:marker-style-name="T7"><text:span text:style-name="T7">COMILLAS COMA &lt;lista_ID&gt; PAR_DER PYC</text:span><text:span text:style-name="T7"/></text:p>
      <text:p text:style-name="normal" loext:marker-style-name="T7"><text:span text:style-name="T7"><text:s text:c="21"/>| OUTPUT PAR_IZQ &lt;lista_expresiones_o_cadena&gt; PAR_DER </text:span><text:span text:style-name="T7"/></text:p>
      <text:p text:style-name="P25" loext:marker-style-name="T7"><text:span text:style-name="T7">error</text:span><text:span text:style-name="T7"/></text:p>
      <text:p text:style-name="normal" loext:marker-style-name="T7"><text:span text:style-name="T7"><text:s text:c="21"/>| OUTPUT PAR_IZQ COMILLAS &lt;lista_expresiones_o_cadena&gt; </text:span><text:span text:style-name="T7"/></text:p>
      <text:p text:style-name="P25" loext:marker-style-name="T7"><text:span text:style-name="T7">PAR_DER</text:span><text:span text:style-name="T7"/></text:p>
      <text:p text:style-name="P15" loext:marker-style-name="T7"/>
      <text:p text:style-name="normal" loext:marker-style-name="T7"><text:span text:style-name="T7">&lt;sentencia_return&gt; ::= RETURN &lt;expresion&gt; PYC</text:span><text:span text:style-name="T7"/></text:p>
      <text:p text:style-name="normal" loext:marker-style-name="T7"><text:span text:style-name="T7"><text:s text:c="21"/>| RETURN PYC</text:span><text:span text:style-name="T7"/></text:p>
      <text:p text:style-name="P15" loext:marker-style-name="T7"/>
      <text:p text:style-name="normal" loext:marker-style-name="T7"><text:span text:style-name="T7">&lt;sentencia_repeat_until&gt; ::= REPEAT &lt;bloque&gt; UNTIL PAR_IZQ &lt;expresion&gt; </text:span><text:span text:style-name="T7"/></text:p>
      <text:p text:style-name="P23" loext:marker-style-name="T7"><text:span text:style-name="T7">PAR_DER PYC</text:span><text:span text:style-name="T7"/></text:p>
      <text:p text:style-name="normal" loext:marker-style-name="T7"><text:span text:style-name="T7"><text:s text:c="27"/>| REPEAT &lt;bloque&gt; UNTIL PAR_IZQ &lt;expresion&gt; </text:span><text:span text:style-name="T7"/></text:p>
      <text:p text:style-name="P23" loext:marker-style-name="T7"><text:span text:style-name="T7">PAR_DER error</text:span><text:span text:style-name="T7"/></text:p>
      <text:p text:style-name="P15" loext:marker-style-name="T7"/>
      <text:p text:style-name="normal" loext:marker-style-name="T7"><text:span text:style-name="T7">&lt;sentencia_mover_lista&gt; ::= ID OP_LISTA PYC</text:span><text:span text:style-name="T7"/></text:p>
      <text:p text:style-name="normal" loext:marker-style-name="T7"><text:span text:style-name="T7"><text:s text:c="26"/>| ID OP_LISTA ID PYC</text:span><text:span text:style-name="T7"/></text:p>
      <text:p text:style-name="P15" loext:marker-style-name="T7"/>
      <text:p text:style-name="normal" loext:marker-style-name="T7"><text:span text:style-name="T7">&lt;sentencia_comenzar_lista&gt; ::= OP_INIT_LISTA ID PYC</text:span><text:span text:style-name="T7"/></text:p>
      <text:p text:style-name="normal" loext:marker-style-name="T7"><text:span text:style-name="T7"><text:s text:c="29"/>| ID OP_INIT_LISTA &lt;expresion&gt; PYC</text:span><text:span text:style-name="T7"/></text:p>
      <text:p text:style-name="P15" loext:marker-style-name="T7"/>
      <text:p text:style-name="normal" loext:marker-style-name="T7"><text:span text:style-name="T7">&lt;sentencia_lista_aniadir_en&gt; ::= ID OP_ACCESO &lt;expresion&gt; PYC</text:span><text:span text:style-name="T7"/></text:p>
      <text:p text:style-name="normal" loext:marker-style-name="T7"><text:span text:style-name="T7"><text:s text:c="31"/>| ID OP_ACCESO &lt;expresion&gt; OP_INCREMENT </text:span><text:span text:style-name="T7"/></text:p>
      <text:p text:style-name="P26" loext:marker-style-name="T7"><text:span text:style-name="T7">&lt;expresion&gt; PYC</text:span><text:span text:style-name="T7"/></text:p>
      <text:p text:style-name="normal" loext:marker-style-name="T7"><text:span text:style-name="T7"><text:s text:c="31"/>| ID OP_ACCESO &lt;expresion&gt; error</text:span><text:span text:style-name="T7"/></text:p>
      <text:p text:style-name="P15" loext:marker-style-name="T7"/>
      <text:p text:style-name="normal" loext:marker-style-name="T7"><text:span text:style-name="T7">&lt;lista_expresiones_o_cadena&gt; ::= &lt;expresion&gt;</text:span><text:span text:style-name="T7"/></text:p>
      <text:p text:style-name="normal" loext:marker-style-name="T7"><text:span text:style-name="T7"><text:s text:c="31"/>| &lt;lista_expresiones_o_cadena&gt; COMA </text:span><text:span text:style-name="T7"/></text:p>
      <text:p text:style-name="P22" loext:marker-style-name="T7"><text:span text:style-name="T7">&lt;expresion&gt;</text:span><text:span text:style-name="T7"/></text:p>
      <text:p text:style-name="P15" loext:marker-style-name="T7"/>
      <text:p text:style-name="normal" loext:marker-style-name="T7"><text:span text:style-name="T7">&lt;expresion&gt; ::= &lt;expresion_binaria&gt;</text:span><text:span text:style-name="T7"/></text:p>
      <text:p text:style-name="normal" loext:marker-style-name="T7"><text:span text:style-name="T7"><text:s text:c="14"/>| &lt;expresion_unaria&gt;</text:span><text:span text:style-name="T7"/></text:p>
      <text:p text:style-name="normal" loext:marker-style-name="T7"><text:span text:style-name="T7"><text:s text:c="14"/>| &lt;llamada_subprog&gt;</text:span><text:span text:style-name="T7"/></text:p>
      <text:p text:style-name="normal" loext:marker-style-name="T7"><text:span text:style-name="T7"><text:s text:c="14"/>| &lt;constante&gt;</text:span><text:span text:style-name="T7"/></text:p>
      <text:p text:style-name="normal" loext:marker-style-name="T7"><text:span text:style-name="T7"><text:s text:c="14"/>| ID</text:span><text:span text:style-name="T7"/></text:p>
      <text:p text:style-name="normal" loext:marker-style-name="T7"><text:span text:style-name="T7"><text:s text:c="14"/>| PAR_IZQ &lt;expresion&gt; PAR_DER</text:span><text:span text:style-name="T7"/></text:p>
      <text:p text:style-name="normal" loext:marker-style-name="T7"><text:span text:style-name="T7"><text:s text:c="14"/>| PAR_IZQ &lt;expresion&gt; error</text:span><text:span text:style-name="T7"/></text:p>
      <text:p text:style-name="P15" loext:marker-style-name="T7"/>
      <text:p text:style-name="normal" loext:marker-style-name="T7"><text:span text:style-name="T7">&lt;expresion_binaria&gt; ::= &lt;expresion&gt; OP_SUM_RES &lt;expresion&gt;</text:span><text:span text:style-name="T7"/></text:p>
      <text:p text:style-name="normal" loext:marker-style-name="T7"><text:span text:style-name="T7"><text:s text:c="22"/>| &lt;expresion&gt; OP_MULT &lt;expresion&gt;</text:span><text:span text:style-name="T7"/></text:p>
      <text:p text:style-name="normal" loext:marker-style-name="T7"><text:span text:style-name="T7"><text:s text:c="22"/>| &lt;expresion&gt; MAYOR_QUE &lt;expresion&gt;</text:span><text:span text:style-name="T7"/></text:p>
      <text:p text:style-name="normal" loext:marker-style-name="T7"><text:span text:style-name="T7"><text:s text:c="22"/>| &lt;expresion&gt; MENOR_QUE &lt;expresion&gt;</text:span><text:span text:style-name="T7"/></text:p>
      <text:p text:style-name="normal" loext:marker-style-name="T7"><text:soft-page-break/><text:span text:style-name="T7"><text:s text:c="22"/>| &lt;expresion&gt; OP_LOGIC &lt;expresion&gt;</text:span><text:span text:style-name="T7"/></text:p>
      <text:p text:style-name="normal" loext:marker-style-name="T7"><text:span text:style-name="T7"><text:s text:c="22"/>| &lt;expresion&gt; OP_AND &lt;expresion&gt;</text:span><text:span text:style-name="T7"/></text:p>
      <text:p text:style-name="normal" loext:marker-style-name="T7"><text:span text:style-name="T7"><text:s text:c="22"/>| &lt;expresion&gt; OP_COMP &lt;expresion&gt;</text:span><text:span text:style-name="T7"/></text:p>
      <text:p text:style-name="normal" loext:marker-style-name="T7"><text:span text:style-name="T7"><text:s text:c="22"/>| &lt;expresion&gt; OP_ARIT &lt;expresion&gt;</text:span><text:span text:style-name="T7"/></text:p>
      <text:p text:style-name="P15" loext:marker-style-name="T7"/>
      <text:p text:style-name="normal" loext:marker-style-name="T7"><text:span text:style-name="T7">&lt;expresion_unaria&gt; ::= OP_INCREMENT &lt;expresion&gt;</text:span><text:span text:style-name="T7"/></text:p>
      <text:p text:style-name="normal" loext:marker-style-name="T7"><text:span text:style-name="T7"><text:s text:c="21"/>| OP_DECREMENT &lt;expresion&gt;</text:span><text:span text:style-name="T7"/></text:p>
      <text:p text:style-name="normal" loext:marker-style-name="T7"><text:span text:style-name="T7"><text:s text:c="21"/>| OP_R &lt;expresion&gt;</text:span><text:span text:style-name="T7"/></text:p>
      <text:p text:style-name="normal" loext:marker-style-name="T7"><text:span text:style-name="T7"><text:s text:c="21"/>| OP_SUM_RES &lt;expresion&gt;</text:span><text:span text:style-name="T7"/></text:p>
      <text:p text:style-name="normal" loext:marker-style-name="T7"><text:span text:style-name="T7"><text:s text:c="21"/>| OP_MULT &lt;expresion&gt;</text:span><text:span text:style-name="T7"/></text:p>
      <text:p text:style-name="P15" loext:marker-style-name="T7"/>
      <text:p text:style-name="normal" loext:marker-style-name="T7"><text:span text:style-name="T7">&lt;tipo_dato&gt; ::= TIPO_DATO</text:span><text:span text:style-name="T7"/></text:p>
      <text:p text:style-name="normal" loext:marker-style-name="T7"><text:span text:style-name="T7"><text:s text:c="14"/>| LISTA MENOR_QUE &lt;tipo_dato&gt; MAYOR_QUE</text:span><text:span text:style-name="T7"/></text:p>
      <text:p text:style-name="P15" loext:marker-style-name="T7"/>
      <text:p text:style-name="normal" loext:marker-style-name="T7"><text:span text:style-name="T7">&lt;constante&gt; ::= NUMERO</text:span><text:span text:style-name="T7"/></text:p>
      <text:p text:style-name="normal" loext:marker-style-name="T7"><text:span text:style-name="T7"><text:s text:c="14"/>| NUMERO END_FLOAT</text:span><text:span text:style-name="T7"/></text:p>
      <text:p text:style-name="normal" loext:marker-style-name="T7"><text:span text:style-name="T7"><text:s text:c="14"/>| CADENA</text:span><text:span text:style-name="T7"/></text:p>
      <text:p text:style-name="normal" loext:marker-style-name="T7"><text:span text:style-name="T7"><text:s text:c="14"/>| BOOL_VALUE</text:span><text:span text:style-name="T7"/></text:p>
      <text:p text:style-name="normal" loext:marker-style-name="T7"><text:span text:style-name="T7"><text:s text:c="14"/>| LETRA</text:span><text:span text:style-name="T7"/></text:p>
      <text:p text:style-name="P15" loext:marker-style-name="T7"/>
      <text:p text:style-name="P15" loext:marker-style-name="T7"/>
      <text:p text:style-name="P3" loext:marker-style-name="T1"/>
      <text:p text:style-name="P3" loext:marker-style-name="T1"/>
      <text:p text:style-name="normal" loext:marker-style-name="T1"><text:span text:style-name="T1">2. Convertir la definición anterior en un fichero de entrada YACC [Levi92]. Procesar este fichero con el generador YACC/BYACC/BISON hasta que hayamos eliminado todos los conflictos reduce/reduce y desplaza/reduce.</text:span><text:span text:style-name="T1"/></text:p>
      <text:p text:style-name="P3" loext:marker-style-name="T1"/>
      <text:p text:style-name="P3" loext:marker-style-name="T1"/>
      <text:p text:style-name="normal" loext:marker-style-name="T1"><text:span text:style-name="T1">3. Unir este analizador sintáctico obtenido con YACC/BYACC/BISON con el analizador léxico resultado de FLEX (en la segunda práctica), obteniéndose un programa ejecutable que implementa el analizador sintáctico. Comprobar</text:span><text:span text:style-name="T1"/></text:p>
      <text:p text:style-name="normal" loext:marker-style-name="T1"><text:span text:style-name="T1">este analizador con ejemplos de programas fuente escritos en nuestro lenguaje (ver información adicional).</text:span><text:span text:style-name="T1"/></text:p>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13" loext:marker-style-name="T1"><text:span text:style-name="T5"/></text:p>
      <text:p text:style-name="P13" loext:marker-style-name="T1"><text:span text:style-name="T5"/></text:p>
      <text:p text:style-name="P13" loext:marker-style-name="T1"><text:span text:style-name="T5"/></text:p>
      <text:p text:style-name="P13" loext:marker-style-name="T1"><text:span text:style-name="T5"/></text:p>
      <text:p text:style-name="P13" loext:marker-style-name="T1"><text:span text:style-name="T5"/></text:p>
      <text:p text:style-name="P13" loext:marker-style-name="T1"><text:span text:style-name="T5"/></text:p>
      <text:p text:style-name="P13" loext:marker-style-name="T1"><text:span text:style-name="T5"/></text:p>
      <text:p text:style-name="P13" loext:marker-style-name="T1"><text:span text:style-name="T5"/></text:p>
      <text:p text:style-name="P13" loext:marker-style-name="T1"><text:span text:style-name="T5"/></text:p>
      <text:p text:style-name="P13" loext:marker-style-name="T1"><text:soft-page-break/><text:span text:style-name="T5">PRÁCTICA 4: ANALIZADOR SEMÁNTICO</text:span><text:span text:style-name="T3"/></text:p>
      <text:p text:style-name="P3" loext:marker-style-name="T1"/>
      <text:p text:style-name="P3" loext:marker-style-name="T1"/>
      <text:p text:style-name="P3" loext:marker-style-name="T1"/>
      <text:p text:style-name="normal" loext:marker-style-name="T1"><text:span text:style-name="T1">1. Determinar cuáles son todas las acciones semánticas necesarias para poder realizar las comprobaciones y en qué reglas de la gramática abstracta deben ser insertadas esas comprobaciones.</text:span><text:span text:style-name="T1"/></text:p>
      <text:p text:style-name="P3" loext:marker-style-name="T1"/>
      <text:p text:style-name="normal" loext:marker-style-name="T1"><text:span text:style-name="T1">2. Una vez obtenido lo anterior, diseñar las estructuras de datos (ver apéndice F en página 49) y las operaciones que vamos a realizar sobre dichas estructuras de datos, con el fin de realizar las acciones semánticas establecidas.</text:span><text:span text:style-name="T1"/></text:p>
      <text:p text:style-name="P3" loext:marker-style-name="T1"/>
      <text:p text:style-name="normal" loext:marker-style-name="T1"><text:span text:style-name="T1">3. Insertar en la especificación YACC las acciones necesarias para construir y visualizar la tabla de símbolos, así como realizar la comprobación semántica propia de esta parte</text:span><text:span text:style-name="T1"/></text:p>
      <text:p text:style-name="P3" loext:marker-style-name="T1"/>
      <text:p text:style-name="P5" loext:marker-style-name="T1">&lt;Programa&gt; ::= PROGRAM ID &lt;bloque&gt;</text:p>
      <text:p text:style-name="P5" loext:marker-style-name="T1"><text:s text:c="13"/><text:tab/>| error &lt;bloque&gt;</text:p>
      <text:p text:style-name="P5" loext:marker-style-name="T1"/>
      <text:p text:style-name="P5" loext:marker-style-name="T1">&lt;bloque&gt; <text:tab/>::= LLAVE_IZQ {addMarca(); } &lt;declarar_variables&gt; &lt;declarar_funciones&gt; &lt;Sentencias&gt; LLAVE_DER {/*printTabla();*/ eliminarEntradas();}</text:p>
      <text:p text:style-name="P5" loext:marker-style-name="T1"/>
      <text:p text:style-name="P5" loext:marker-style-name="T1">&lt;declarar_funciones&gt; ::= &lt;declarar_funciones&gt; &lt;declarar_funcion&gt;</text:p>
      <text:p text:style-name="P5" loext:marker-style-name="T1"><text:s text:c="23"/>| ε</text:p>
      <text:p text:style-name="P5" loext:marker-style-name="T1"/>
      <text:p text:style-name="P5" loext:marker-style-name="T1">&lt;declarar_funcion&gt; ::= &lt;cabecera_funcion&gt; {funcion = 1;} &lt;bloque&gt; {funcion = 0;}</text:p>
      <text:p text:style-name="P5" loext:marker-style-name="T1"/>
      <text:p text:style-name="P5" loext:marker-style-name="T1">&lt;cabecera_funcion&gt; <text:tab/>::= TIPO_DATO {initParametros = 0;} ID {setTipo(($1)); <text:tab/><text:tab/><text:tab/><text:tab/><text:tab/>addFuncion($3);} PAR_IZQ {varLocal = 1; <text:tab/><text:tab/><text:tab/><text:tab/><text:tab/><text:tab/>initParametros = 0;} &lt;Parametros&gt; <text:tab/><text:tab/><text:tab/><text:tab/><text:tab/><text:tab/><text:tab/>{setNParam($7); nParam = 0;initParametros = 1;} <text:tab/><text:tab/><text:tab/><text:tab/><text:tab/>PAR_DER</text:p>
      <text:p text:style-name="P5" loext:marker-style-name="T1"><text:s text:c="21"/><text:tab/><text:tab/><text:tab/>| error</text:p>
      <text:p text:style-name="P5" loext:marker-style-name="T1"/>
      <text:p text:style-name="P5" loext:marker-style-name="T1">&lt;declarar_variables&gt; <text:tab/>::= INI_VAR_LOCAL {varLocal = 0;} &lt;Variables_locales&gt; <text:tab/><text:tab/><text:tab/><text:tab/>{varLocal = 1;} FIN_VAR_LOCAL</text:p>
      <text:p text:style-name="P5" loext:marker-style-name="T1"><text:tab/><text:tab/> <text:s text:c="22"/>| ε</text:p>
      <text:p text:style-name="P5" loext:marker-style-name="T1"/>
      <text:p text:style-name="P5" loext:marker-style-name="T1">&lt;Variables_locales&gt; <text:tab/>::= &lt;Variables_locales&gt; &lt;Cuerpo_declar_variables&gt;</text:p>
      <text:p text:style-name="P5" loext:marker-style-name="T1"><text:tab/><text:tab/> <text:s text:c="21"/>| &lt;Cuerpo_declar_variables&gt;</text:p>
      <text:p text:style-name="P5" loext:marker-style-name="T1"/>
      <text:p text:style-name="P5" loext:marker-style-name="T1"><text:soft-page-break/>&lt;Cuerpo_declar_variables&gt; <text:tab/>::= TIPO_DATO {setTipo($1);} &lt;lista_ID&gt; PYC</text:p>
      <text:p text:style-name="P5" loext:marker-style-name="T1"><text:tab/><text:tab/> <text:s text:c="20"/>| LISTA MENOR_QUE TIPO_DATO MAYOR_QUE <text:tab/><text:tab/><text:tab/><text:tab/><text:tab/>{setTipo($3);} ID OP_ASIGNACION &lt;const_lista&gt; <text:tab/><text:tab/><text:tab/><text:tab/><text:tab/>{if (varLocal == 0) {$6.nDim = 1; $6.dim1 = <text:tab/><text:tab/><text:tab/><text:tab/><text:tab/><text:tab/>$8.dim1; addIdentificador($6);} else <text:tab/><text:tab/><text:tab/><text:tab/><text:tab/><text:tab/><text:tab/>{getIdentificador($6, &amp;$$);}} PYC</text:p>
      <text:p text:style-name="P5" loext:marker-style-name="T1"><text:tab/> <text:s text:c="27"/>| TIPO_DATO error {yyerror("Error tras el tipo de dato\n");}</text:p>
      <text:p text:style-name="P5" loext:marker-style-name="T1"><text:s text:c="11"/><text:tab/> <text:s text:c="16"/>| error</text:p>
      <text:p text:style-name="P5" loext:marker-style-name="T1"/>
      <text:p text:style-name="P5" loext:marker-style-name="T1">&lt;Parametros&gt; <text:tab/><text:tab/>::= &lt;Parametros&gt; COMA &lt;parametro&gt;</text:p>
      <text:p text:style-name="P11" loext:marker-style-name="T1"><text:tab/><text:tab/><text:tab/> <text:s text:c="14"/>| &lt;parametro&gt;</text:p>
      <text:p text:style-name="P11" loext:marker-style-name="T1"><text:tab/><text:tab/> <text:s text:c="10"/><text:tab/> <text:s text:c="3"/>| &lt;Parametros&gt; error &lt;parametro&gt;</text:p>
      <text:p text:style-name="P5" loext:marker-style-name="T1"/>
      <text:p text:style-name="P5" loext:marker-style-name="T1">&lt;parametro&gt; <text:tab/><text:tab/>::= TIPO_DATO ID {nParam++; setTipo($1); <text:tab/><text:tab/><text:tab/><text:tab/><text:tab/><text:tab/><text:tab/>addParametro($2);}</text:p>
      <text:p text:style-name="P5" loext:marker-style-name="T1"/>
      <text:p text:style-name="P5" loext:marker-style-name="T1">&lt;Sentencias&gt; <text:tab/><text:tab/>::= &lt;Sentencias&gt; {varLocal = 1;} &lt;Sentencia&gt;</text:p>
      <text:p text:style-name="P5" loext:marker-style-name="T1"><text:tab/><text:tab/><text:tab/> <text:s text:c="14"/>| {varLocal = 1;} &lt;Sentencia&gt;</text:p>
      <text:p text:style-name="P5" loext:marker-style-name="T1"/>
      <text:p text:style-name="P5" loext:marker-style-name="T1">&lt;Sentencia&gt; ::= &lt;bloque&gt;</text:p>
      <text:p text:style-name="P5" loext:marker-style-name="T1"><text:s text:c="14"/>| &lt;sentencia_asignacion&gt; PYC</text:p>
      <text:p text:style-name="P5" loext:marker-style-name="T1"><text:s text:c="14"/>| &lt;sentencia_if&gt;</text:p>
      <text:p text:style-name="P5" loext:marker-style-name="T1"><text:s text:c="14"/>| &lt;sentencia_while&gt;</text:p>
      <text:p text:style-name="P5" loext:marker-style-name="T1"><text:s text:c="14"/>| &lt;sentencia_entrada&gt; PYC</text:p>
      <text:p text:style-name="P5" loext:marker-style-name="T1"><text:s text:c="14"/>| &lt;sentencia_salida&gt; PYC</text:p>
      <text:p text:style-name="P5" loext:marker-style-name="T1"><text:s text:c="14"/>| &lt;sentencia_return&gt; PYC</text:p>
      <text:p text:style-name="P5" loext:marker-style-name="T1"><text:s text:c="14"/>| &lt;sentencia_repeat_until&gt;</text:p>
      <text:p text:style-name="P5" loext:marker-style-name="T1"><text:s text:c="14"/>| &lt;sentencia_mover_lista&gt;</text:p>
      <text:p text:style-name="P5" loext:marker-style-name="T1"><text:s text:c="14"/>| &lt;sentencia_comenzar_lista&gt;</text:p>
      <text:p text:style-name="P5" loext:marker-style-name="T1"><text:s text:c="14"/>| &lt;sentencia_lista_aniadir_en&gt;</text:p>
      <text:p text:style-name="P5" loext:marker-style-name="T1"/>
      <text:p text:style-name="P5" loext:marker-style-name="T1">&lt;sentencia_asignacion&gt; <text:tab/><text:tab/>::= ID OP_ASIGNACION &lt;expresion&gt; {if ($1.tipo !<text:tab/><text:tab/><text:tab/><text:tab/><text:tab/>= $3.tipo) {yyerror("Error semantico: Tipos <text:tab/><text:tab/><text:tab/><text:tab/><text:tab/><text:tab/>distintos\n");} else {comprobarAsignacion($1, $3);}}</text:p>
      <text:p text:style-name="P5" loext:marker-style-name="T1"/>
      <text:p text:style-name="P5" loext:marker-style-name="T1">&lt;sentencia_if&gt; <text:tab/><text:tab/><text:tab/>::= IF &lt;expresion&gt; &lt;bloque&gt; &lt;sentencia_else_if&gt; <text:tab/><text:tab/><text:tab/><text:tab/><text:tab/><text:tab/>{expresionBooleana($2.tipo);}</text:p>
      <text:p text:style-name="P5" loext:marker-style-name="T1"/>
      <text:p text:style-name="P5" loext:marker-style-name="T1">&lt;sentencia_else_if&gt; <text:tab/><text:tab/>::= ELSE IF &lt;expresion&gt; &lt;bloque&gt; <text:tab/><text:tab/><text:tab/><text:tab/><text:tab/><text:tab/><text:tab/>&lt;sentencia_else_if&gt; {expresionBooleana($3.tipo);}</text:p>
      <text:p text:style-name="P5" loext:marker-style-name="T1"><text:tab/><text:tab/><text:tab/> <text:s text:c="21"/>| &lt;sentencia_else&gt;</text:p>
      <text:p text:style-name="P5" loext:marker-style-name="T1"/>
      <text:p text:style-name="P5" loext:marker-style-name="T1">&lt;sentencia_else&gt; <text:tab/><text:tab/><text:tab/>::= ELSE &lt;bloque&gt;</text:p>
      <text:p text:style-name="P5" loext:marker-style-name="T1"><text:tab/><text:tab/><text:tab/> <text:s text:c="18"/>| ε</text:p>
      <text:p text:style-name="P5" loext:marker-style-name="T1"><text:soft-page-break/></text:p>
      <text:p text:style-name="P5" loext:marker-style-name="T1">&lt;sentencia_while&gt; ::= WHILE &lt;expresion&gt; &lt;Sentencia&gt; {expresionBooleana($2.tipo);}</text:p>
      <text:p text:style-name="P5" loext:marker-style-name="T1"/>
      <text:p text:style-name="P5" loext:marker-style-name="T1">&lt;sentencia_entrada&gt; ::= INPUT &lt;lista_ID&gt;</text:p>
      <text:p text:style-name="P5" loext:marker-style-name="T1"/>
      <text:p text:style-name="P5" loext:marker-style-name="T1">&lt;sentencia_salida&gt; ::= OUTPUT &lt;lista_expresiones_o_cadena&gt;</text:p>
      <text:p text:style-name="P5" loext:marker-style-name="T1"/>
      <text:p text:style-name="P5" loext:marker-style-name="T1">&lt;sentencia_return&gt; ::= RETURN &lt;expresion&gt; {comprobarTipoDevuelto($2, &amp;$$);}</text:p>
      <text:p text:style-name="P5" loext:marker-style-name="T1"/>
      <text:p text:style-name="P5" loext:marker-style-name="T1">&lt;sentencia_repeat_until&gt; ::= REPEAT &lt;Sentencia&gt; UNTIL &lt;expresion&gt; {expresionBooleana($4.tipo);}</text:p>
      <text:p text:style-name="P5" loext:marker-style-name="T1"/>
      <text:p text:style-name="P5" loext:marker-style-name="T1">&lt;sentencia_mover_lista&gt; ::= ID OP_LISTA PYC {comprobarLista($1);}</text:p>
      <text:p text:style-name="P5" loext:marker-style-name="T1"><text:s text:c="26"/>| ID OP_LISTA ID PYC</text:p>
      <text:p text:style-name="P5" loext:marker-style-name="T1"/>
      <text:p text:style-name="P5" loext:marker-style-name="T1">&lt;sentencia_comenzar_lista&gt; ::= OP_INIT_LISTA ID PYC</text:p>
      <text:p text:style-name="P5" loext:marker-style-name="T1"><text:s text:c="29"/>| ID OP_INIT_LISTA &lt;expresion&gt; PYC</text:p>
      <text:p text:style-name="P5" loext:marker-style-name="T1"/>
      <text:p text:style-name="P5" loext:marker-style-name="T1">&lt;sentencia_lista_aniadir_en&gt; ::= ID OP_ACCESO &lt;expresion&gt; PYC</text:p>
      <text:p text:style-name="P5" loext:marker-style-name="T1"><text:s text:c="31"/>| ID OP_ACCESO &lt;expresion&gt; OP_INCREMENT &lt;expresion&gt; PYC</text:p>
      <text:p text:style-name="P5" loext:marker-style-name="T1"/>
      <text:p text:style-name="P5" loext:marker-style-name="T1">&lt;lista_expresion&gt; <text:tab/><text:tab/>::= &lt;lista_expresion&gt; COMA &lt;expresion&gt; {nExpresion++; <text:tab/><text:tab/><text:tab/><text:tab/>comprobarParametro($3); $$.dim1 = $1.dim1 + $3.dim1;}</text:p>
      <text:p text:style-name="P5" loext:marker-style-name="T1"><text:tab/> <text:s text:c="19"/>| &lt;expresion&gt; {nExpresion++; comprobarParametro($1);}</text:p>
      <text:p text:style-name="P5" loext:marker-style-name="T1"><text:s text:c="11"/><text:tab/> <text:s text:c="8"/>| &lt;lista_expresion&gt; error &lt;expresion&gt;</text:p>
      <text:p text:style-name="P5" loext:marker-style-name="T1"/>
      <text:p text:style-name="P5" loext:marker-style-name="T1">&lt;expresion&gt; <text:tab/><text:tab/><text:tab/>::= &lt;expresion_binaria&gt;</text:p>
      <text:p text:style-name="P5" loext:marker-style-name="T1"><text:tab/><text:tab/><text:tab/> <text:s text:c="13"/>| &lt;expresion_unaria&gt;</text:p>
      <text:p text:style-name="P5" loext:marker-style-name="T1"><text:tab/><text:tab/><text:tab/> <text:s text:c="13"/>| &lt;llamada_subprog&gt; {$$.tipo = $1.tipo; $$.nDim = <text:tab/><text:tab/><text:tab/><text:tab/><text:tab/><text:tab/>$1.nDim; $$.dim1 = $1.dim1;}</text:p>
      <text:p text:style-name="P5" loext:marker-style-name="T1"><text:tab/><text:tab/><text:tab/> <text:s text:c="13"/>| &lt;constante&gt; {$$.tipo = $1.tipo; $$.nDim = $1.nDim; $<text:tab/><text:tab/><text:tab/><text:tab/><text:tab/>$.dim1 = $1.dim1;}</text:p>
      <text:p text:style-name="P5" loext:marker-style-name="T1"><text:tab/><text:tab/><text:tab/> <text:s text:c="13"/>| ID</text:p>
      <text:p text:style-name="P5" loext:marker-style-name="T1"><text:tab/><text:tab/><text:tab/> <text:s text:c="13"/>| PAR_IZQ &lt;expresion&gt; PAR_DER {char auxExpr[100]; <text:tab/><text:tab/><text:tab/><text:tab/><text:tab/>strcpy(auxExpr, ""); strcat(auxExpr, $1.lex); <text:tab/><text:tab/><text:tab/><text:tab/><text:tab/><text:tab/>strcat(auxExpr, $2.lex); strcat(auxExpr, $3.lex); <text:tab/><text:tab/><text:tab/><text:tab/><text:tab/>strcpy($$.lex, auxExpr); $$.tipo = $2.tipo;}</text:p>
      <text:p text:style-name="P5" loext:marker-style-name="T1"><text:tab/><text:tab/><text:tab/> <text:s text:c="13"/>| error</text:p>
      <text:p text:style-name="P5" loext:marker-style-name="T1"/>
      <text:p text:style-name="P5" loext:marker-style-name="T1"/>
      <text:p text:style-name="P5" loext:marker-style-name="T1"/>
      <text:p text:style-name="P5" loext:marker-style-name="T1"/>
      <text:p text:style-name="P12" loext:marker-style-name="T1"><text:soft-page-break/>&lt;lista_expresiones_o_cadena&gt; ::= &lt;lista_expresiones_o_cadena&gt; COMA </text:p>
      <text:p text:style-name="P12" loext:marker-style-name="T1"><text:tab/><text:tab/><text:tab/><text:tab/><text:tab/><text:tab/>&lt;exp_cadena&gt; {nParam++;}</text:p>
      <text:p text:style-name="P12" loext:marker-style-name="T1"><text:tab/><text:tab/> <text:s text:c="30"/>| &lt;exp_cadena&gt; {nParam = 1;}</text:p>
      <text:p text:style-name="P12" loext:marker-style-name="T1"><text:s text:c="22"/><text:tab/><text:tab/> <text:s text:c="8"/>| &lt;lista_expresiones_o_cadena&gt; error <text:tab/><text:tab/><text:tab/><text:tab/><text:tab/><text:tab/><text:tab/><text:tab/>&lt;exp_cadena&gt; <text:tab/>{yyerror("Falta la <text:tab/><text:tab/><text:tab/><text:tab/><text:tab/><text:tab/><text:tab/>coma"); yyerrok;}&lt;llamada_subprog&gt; ::= ID <text:tab/><text:tab/><text:tab/><text:tab/><text:tab/><text:tab/>PAR_IZQ {nExpresion = 0; funcionActual = <text:tab/><text:tab/><text:tab/><text:tab/><text:tab/><text:tab/>buscarIdentificador($1);} &lt;lista_expresion&gt; <text:tab/><text:tab/><text:tab/><text:tab/><text:tab/><text:tab/>PAR_DER {comprobarFuncion($1, &amp;$$);}</text:p>
      <text:p text:style-name="P12" loext:marker-style-name="T1"/>
      <text:p text:style-name="P12" loext:marker-style-name="T1">&lt;exp_cadena&gt; <text:tab/><text:tab/><text:tab/>::= &lt;expresion&gt;</text:p>
      <text:p text:style-name="P12" loext:marker-style-name="T1"><text:tab/><text:tab/><text:tab/><text:tab/> <text:s text:c="14"/>| CADENA</text:p>
      <text:p text:style-name="P12" loext:marker-style-name="T1"/>
      <text:p text:style-name="P12" loext:marker-style-name="T1">&lt;lista_ID&gt; ::= ID</text:p>
      <text:p text:style-name="P12" loext:marker-style-name="T1"><text:s text:c="13"/>| &lt;lista_ID&gt; COMA ID</text:p>
      <text:p text:style-name="P12" loext:marker-style-name="T1"><text:s text:c="13"/>| &lt;lista_ID&gt; error ID</text:p>
      <text:p text:style-name="P12" loext:marker-style-name="T1"/>
      <text:p text:style-name="P12" loext:marker-style-name="T1">&lt;expresion_binaria&gt; ::= &lt;expresion&gt; OP_SUM_RES &lt;expresion&gt; { ... }</text:p>
      <text:p text:style-name="P12" loext:marker-style-name="T1"><text:s text:c="22"/>| &lt;expresion&gt; OP_MULT &lt;expresion&gt; { ... }</text:p>
      <text:p text:style-name="P12" loext:marker-style-name="T1"><text:s text:c="22"/>| &lt;expresion&gt; MAYOR_QUE &lt;expresion&gt; { ... }</text:p>
      <text:p text:style-name="P12" loext:marker-style-name="T1"><text:s text:c="22"/>| &lt;expresion&gt; MENOR_QUE &lt;expresion&gt; { ... }</text:p>
      <text:p text:style-name="P12" loext:marker-style-name="T1"><text:s text:c="22"/>| &lt;expresion&gt; OP_LOGIC &lt;expresion&gt; { ... }</text:p>
      <text:p text:style-name="P12" loext:marker-style-name="T1"><text:s text:c="22"/>| &lt;expresion&gt; OP_AND &lt;expresion&gt; { ... }</text:p>
      <text:p text:style-name="P12" loext:marker-style-name="T1"><text:s text:c="22"/>| &lt;expresion&gt; OP_COMP &lt;expresion&gt; { ... }</text:p>
      <text:p text:style-name="P12" loext:marker-style-name="T1"><text:s text:c="22"/>| &lt;expresion&gt; OP_ARIT &lt;expresion&gt; { ... }</text:p>
      <text:p text:style-name="P12" loext:marker-style-name="T1"/>
      <text:p text:style-name="P12" loext:marker-style-name="T1">&lt;expresion_unaria&gt; ::= OP_INCREMENT &lt;expresion&gt; { ... }</text:p>
      <text:p text:style-name="P12" loext:marker-style-name="T1"><text:s text:c="21"/>| OP_DECREMENT &lt;expresion&gt; { ... }</text:p>
      <text:p text:style-name="P12" loext:marker-style-name="T1"><text:s text:c="21"/>| OP_R &lt;expresion&gt; { ... }</text:p>
      <text:p text:style-name="P12" loext:marker-style-name="T1"><text:s text:c="21"/>| OP_SUM_RES &lt;expresion&gt; { ... }</text:p>
      <text:p text:style-name="P12" loext:marker-style-name="T1"><text:s text:c="21"/>| OP_MULT &lt;expresion&gt; { ... }</text:p>
      <text:p text:style-name="P12" loext:marker-style-name="T1"><text:s text:c="21"/>| &lt;expresion&gt; OP_INCREMENT { ... }</text:p>
      <text:p text:style-name="P12" loext:marker-style-name="T1"><text:s text:c="21"/>| &lt;expresion&gt; OP_DECREMENT { ... }</text:p>
      <text:p text:style-name="P12" loext:marker-style-name="T1"/>
      <text:p text:style-name="P12" loext:marker-style-name="T1">&lt;identificador&gt; ::= ID { ... }</text:p>
      <text:p text:style-name="P12" loext:marker-style-name="T1"/>
      <text:p text:style-name="P12" loext:marker-style-name="T1">&lt;constante&gt; ::= CONST_ENTERO { ... }</text:p>
      <text:p text:style-name="P12" loext:marker-style-name="T1"><text:s text:c="14"/>| CONST_FLOAT { ... }</text:p>
      <text:p text:style-name="P12" loext:marker-style-name="T1"><text:s text:c="14"/>| BOOL_VALUE { ... }</text:p>
      <text:p text:style-name="P12" loext:marker-style-name="T1"><text:s text:c="14"/>| CONST_CARACTER { ... }</text:p>
      <text:p text:style-name="P12" loext:marker-style-name="T1"><text:s text:c="14"/>| &lt;const_lista&gt; { ... }</text:p>
      <text:p text:style-name="P12" loext:marker-style-name="T1"/>
      <text:p text:style-name="P12" loext:marker-style-name="T1">&lt;const_lista&gt; ::= LLAVE_IZQ &lt;lista_expresion&gt; LLAVE_DER { ... }</text:p>
      <text:p text:style-name="P12" loext:marker-style-name="T1"/>
      <text:p text:style-name="P12" loext:marker-style-name="T1"><text:soft-page-break/>&lt;llamada_subprog&gt; ::= ID PAR_IZQ { ... } &lt;lista_expresion&gt; PAR_DER {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2-20T02:03:34.190050827</dc:date>
    <meta:editing-duration>PT3M40S</meta:editing-duration>
    <meta:editing-cycles>2</meta:editing-cycles>
    <meta:generator>LibreOffice/24.2.7.2$Linux_X86_64 LibreOffice_project/420$Build-2</meta:generator>
    <meta:document-statistic meta:table-count="2" meta:image-count="0" meta:object-count="0" meta:page-count="17" meta:paragraph-count="625" meta:word-count="2821" meta:character-count="21867" meta:non-whitespace-character-count="16607"/>
  </office:meta>
</office:document-meta>
</file>